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2" table:default-cell-style-name="Default"/>
        <table:table-row table:style-name="ro1">
          <table:table-cell office:value-type="string">
            <text:p>T before</text:p>
          </table:table-cell>
          <table:table-cell office:value-type="string">
            <text:p>T after</text:p>
          </table:table-cell>
          <table:table-cell office:value-type="string">
            <text:p>IVH</text:p>
          </table:table-cell>
          <table:table-cell table:number-columns-repeated="4"/>
          <table:table-cell office:value-type="string">
            <text:p>IVV</text:p>
          </table:table-cell>
          <table:table-cell table:number-columns-repeated="4"/>
          <table:table-cell office:value-type="string">
            <text:p>IHV</text:p>
          </table:table-cell>
          <table:table-cell table:number-columns-repeated="4"/>
          <table:table-cell office:value-type="string">
            <text:p>IHH</text:p>
          </table:table-cell>
          <table:table-cell table:number-columns-repeated="5"/>
          <table:table-cell office:value-type="string">
            <text:p>IVHa</text:p>
          </table:table-cell>
          <table:table-cell office:value-type="string">
            <text:p>IVVa</text:p>
          </table:table-cell>
          <table:table-cell office:value-type="string">
            <text:p>IHVa</text:p>
          </table:table-cell>
          <table:table-cell office:value-type="string">
            <text:p>IHHa</text:p>
          </table:table-cell>
          <table:table-cell/>
          <table:table-cell office:value-type="string">
            <text:p>I parallel</text:p>
          </table:table-cell>
          <table:table-cell office:value-type="string">
            <text:p>I per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table:style-name="ce1" office:value-type="float" office:value="12.33">
            <text:p>12,33</text:p>
          </table:table-cell>
          <table:table-cell office:value-type="float" office:value="12.8">
            <text:p>12,8</text:p>
          </table:table-cell>
          <table:table-cell office:value-type="float" office:value="1.0725">
            <text:p>1,0725</text:p>
          </table:table-cell>
          <table:table-cell office:value-type="float" office:value="1.1005">
            <text:p>1,1005</text:p>
          </table:table-cell>
          <table:table-cell office:value-type="float" office:value="1.1219">
            <text:p>1,1219</text:p>
          </table:table-cell>
          <table:table-cell office:value-type="float" office:value="1.1005">
            <text:p>1,1005</text:p>
          </table:table-cell>
          <table:table-cell office:value-type="float" office:value="1.1038">
            <text:p>1,1038</text:p>
          </table:table-cell>
          <table:table-cell office:value-type="float" office:value="1.9341">
            <text:p>1,9341</text:p>
          </table:table-cell>
          <table:table-cell office:value-type="float" office:value="1.9457">
            <text:p>1,9457</text:p>
          </table:table-cell>
          <table:table-cell office:value-type="float" office:value="1.9325">
            <text:p>1,9325</text:p>
          </table:table-cell>
          <table:table-cell office:value-type="float" office:value="1.9292">
            <text:p>1,9292</text:p>
          </table:table-cell>
          <table:table-cell office:value-type="float" office:value="1.9522">
            <text:p>1,9522</text:p>
          </table:table-cell>
          <table:table-cell table:number-columns-repeated="2" office:value-type="float" office:value="1.3394">
            <text:p>1,3394</text:p>
          </table:table-cell>
          <table:table-cell office:value-type="float" office:value="1.3031">
            <text:p>1,3031</text:p>
          </table:table-cell>
          <table:table-cell office:value-type="float" office:value="1.3723">
            <text:p>1,3723</text:p>
          </table:table-cell>
          <table:table-cell office:value-type="float" office:value="1.318">
            <text:p>1,318</text:p>
          </table:table-cell>
          <table:table-cell office:value-type="float" office:value="1.8468">
            <text:p>1,8468</text:p>
          </table:table-cell>
          <table:table-cell office:value-type="float" office:value="1.8732">
            <text:p>1,8732</text:p>
          </table:table-cell>
          <table:table-cell office:value-type="float" office:value="1.8534">
            <text:p>1,8534</text:p>
          </table:table-cell>
          <table:table-cell office:value-type="float" office:value="1.8567">
            <text:p>1,8567</text:p>
          </table:table-cell>
          <table:table-cell office:value-type="float" office:value="1.8863">
            <text:p>1,8863</text:p>
          </table:table-cell>
          <table:table-cell/>
          <table:table-cell table:formula="of:=SUM([.C2:.G2])/5" office:value-type="float" office:value="1.09984">
            <text:p>1,09984</text:p>
          </table:table-cell>
          <table:table-cell table:formula="of:=SUM([.H2:.L2])/5" office:value-type="float" office:value="1.93874">
            <text:p>1,93874</text:p>
          </table:table-cell>
          <table:table-cell table:formula="of:=SUM([.M2:.Q2])/5" office:value-type="float" office:value="1.33444">
            <text:p>1,33444</text:p>
          </table:table-cell>
          <table:table-cell table:formula="of:=SUM([.R2:.V2])/5" office:value-type="float" office:value="1.86328">
            <text:p>1,86328</text:p>
            <draw:frame table:end-cell-address="Tabelle1.AI28" table:end-x="0.501cm" table:end-y="0.265cm" draw:z-index="0" draw:style-name="gr1" svg:width="17.634cm" svg:height="11.862cm" svg:x="0.932cm" svg:y="0.1cm">
              <draw:object draw:notify-on-update-of-ranges="Tabelle1.AE2:Tabelle1.AE28 Tabelle1.A2:Tabelle1.A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formula="of:=([.Y2]/[.Z2])" office:value-type="float" office:value="1.45284913521777">
            <text:p>1,4528491352</text:p>
          </table:table-cell>
          <table:table-cell table:formula="of:=[.X2]/[.AA2]" office:value-type="float" office:value="0.590270920097892">
            <text:p>0,5902709201</text:p>
          </table:table-cell>
          <table:table-cell table:formula="of:=([.AC2]-[.AD2])/([.AC2]+2*[.AD2])" office:value-type="float" office:value="0.327554177550265">
            <text:p>0,3275541776</text:p>
          </table:table-cell>
          <table:table-cell/>
        </table:table-row>
        <table:table-row table:style-name="ro1">
          <table:table-cell office:value-type="float" office:value="16.88">
            <text:p>16,88</text:p>
          </table:table-cell>
          <table:table-cell office:value-type="float" office:value="17.39">
            <text:p>17,39</text:p>
          </table:table-cell>
          <table:table-cell office:value-type="float" office:value="1.0824">
            <text:p>1,0824</text:p>
          </table:table-cell>
          <table:table-cell office:value-type="float" office:value="1.0923">
            <text:p>1,0923</text:p>
          </table:table-cell>
          <table:table-cell office:value-type="float" office:value="1.0659">
            <text:p>1,0659</text:p>
          </table:table-cell>
          <table:table-cell office:value-type="float" office:value="1.0824">
            <text:p>1,0824</text:p>
          </table:table-cell>
          <table:table-cell office:value-type="float" office:value="1.1186">
            <text:p>1,1186</text:p>
          </table:table-cell>
          <table:table-cell office:value-type="float" office:value="1.9226">
            <text:p>1,9226</text:p>
          </table:table-cell>
          <table:table-cell office:value-type="float" office:value="1.9358">
            <text:p>1,9358</text:p>
          </table:table-cell>
          <table:table-cell office:value-type="float" office:value="1.9061">
            <text:p>1,9061</text:p>
          </table:table-cell>
          <table:table-cell office:value-type="float" office:value="1.9094">
            <text:p>1,9094</text:p>
          </table:table-cell>
          <table:table-cell office:value-type="float" office:value="1.9259">
            <text:p>1,9259</text:p>
          </table:table-cell>
          <table:table-cell office:value-type="float" office:value="1.3361">
            <text:p>1,3361</text:p>
          </table:table-cell>
          <table:table-cell office:value-type="float" office:value="1.3147">
            <text:p>1,3147</text:p>
          </table:table-cell>
          <table:table-cell office:value-type="float" office:value="1.3279">
            <text:p>1,3279</text:p>
          </table:table-cell>
          <table:table-cell office:value-type="float" office:value="1.2998">
            <text:p>1,2998</text:p>
          </table:table-cell>
          <table:table-cell office:value-type="float" office:value="1.3246">
            <text:p>1,3246</text:p>
          </table:table-cell>
          <table:table-cell office:value-type="float" office:value="1.8435">
            <text:p>1,8435</text:p>
          </table:table-cell>
          <table:table-cell office:value-type="float" office:value="1.8732">
            <text:p>1,8732</text:p>
          </table:table-cell>
          <table:table-cell office:value-type="float" office:value="1.8303">
            <text:p>1,8303</text:p>
          </table:table-cell>
          <table:table-cell office:value-type="float" office:value="1.8863">
            <text:p>1,8863</text:p>
          </table:table-cell>
          <table:table-cell office:value-type="float" office:value="1.8435">
            <text:p>1,8435</text:p>
          </table:table-cell>
          <table:table-cell/>
          <table:table-cell table:formula="of:=SUM([.C3:.G3])/5" office:value-type="float" office:value="1.08832">
            <text:p>1,08832</text:p>
          </table:table-cell>
          <table:table-cell table:formula="of:=SUM([.H3:.L3])/5" office:value-type="float" office:value="1.91996">
            <text:p>1,91996</text:p>
          </table:table-cell>
          <table:table-cell table:formula="of:=SUM([.M3:.Q3])/5" office:value-type="float" office:value="1.32062">
            <text:p>1,32062</text:p>
          </table:table-cell>
          <table:table-cell table:formula="of:=SUM([.R3:.V3])/5" office:value-type="float" office:value="1.85536">
            <text:p>1,85536</text:p>
          </table:table-cell>
          <table:table-cell/>
          <table:table-cell table:formula="of:=([.Y3]/[.Z3])" office:value-type="float" office:value="1.45383229089367">
            <text:p>1,4538322909</text:p>
          </table:table-cell>
          <table:table-cell table:formula="of:=[.X3]/[.AA3]" office:value-type="float" office:value="0.586581579855122">
            <text:p>0,5865815799</text:p>
          </table:table-cell>
          <table:table-cell table:formula="of:=([.AC3]-[.AD3])/([.AC3]+2*[.AD3])" office:value-type="float" office:value="0.330130267579709">
            <text:p>0,3301302676</text:p>
          </table:table-cell>
          <table:table-cell/>
        </table:table-row>
        <table:table-row table:style-name="ro1">
          <table:table-cell office:value-type="float" office:value="19.98">
            <text:p>19,98</text:p>
          </table:table-cell>
          <table:table-cell office:value-type="float" office:value="20.24">
            <text:p>20,24</text:p>
          </table:table-cell>
          <table:table-cell office:value-type="float" office:value="0.6422">
            <text:p>0,6422</text:p>
          </table:table-cell>
          <table:table-cell office:value-type="float" office:value="0.6162">
            <text:p>0,6162</text:p>
          </table:table-cell>
          <table:table-cell office:value-type="float" office:value="0.6211">
            <text:p>0,6211</text:p>
          </table:table-cell>
          <table:table-cell office:value-type="float" office:value="0.6178">
            <text:p>0,6178</text:p>
          </table:table-cell>
          <table:table-cell office:value-type="float" office:value="0.6211">
            <text:p>0,6211</text:p>
          </table:table-cell>
          <table:table-cell office:value-type="float" office:value="1.1104">
            <text:p>1,1104</text:p>
          </table:table-cell>
          <table:table-cell office:value-type="float" office:value="1.1087">
            <text:p>1,1087</text:p>
          </table:table-cell>
          <table:table-cell office:value-type="float" office:value="1.0824">
            <text:p>1,0824</text:p>
          </table:table-cell>
          <table:table-cell office:value-type="float" office:value="1.1153">
            <text:p>1,1153</text:p>
          </table:table-cell>
          <table:table-cell office:value-type="float" office:value="1.1219">
            <text:p>1,1219</text:p>
          </table:table-cell>
          <table:table-cell office:value-type="float" office:value="0.7364">
            <text:p>0,7364</text:p>
          </table:table-cell>
          <table:table-cell office:value-type="float" office:value="0.7792">
            <text:p>0,7792</text:p>
          </table:table-cell>
          <table:table-cell office:value-type="float" office:value="0.7727">
            <text:p>0,7727</text:p>
          </table:table-cell>
          <table:table-cell office:value-type="float" office:value="0.7792">
            <text:p>0,7792</text:p>
          </table:table-cell>
          <table:table-cell office:value-type="float" office:value="0.7644">
            <text:p>0,7644</text:p>
          </table:table-cell>
          <table:table-cell office:value-type="float" office:value="1.0709">
            <text:p>1,0709</text:p>
          </table:table-cell>
          <table:table-cell office:value-type="float" office:value="1.0758">
            <text:p>1,0758</text:p>
          </table:table-cell>
          <table:table-cell office:value-type="float" office:value="1.0873">
            <text:p>1,0873</text:p>
          </table:table-cell>
          <table:table-cell office:value-type="float" office:value="1.0791">
            <text:p>1,0791</text:p>
          </table:table-cell>
          <table:table-cell office:value-type="float" office:value="1.1054">
            <text:p>1,1054</text:p>
          </table:table-cell>
          <table:table-cell/>
          <table:table-cell table:formula="of:=SUM([.C4:.G4])/5" office:value-type="float" office:value="0.62368">
            <text:p>0,62368</text:p>
          </table:table-cell>
          <table:table-cell table:formula="of:=SUM([.H4:.L4])/5" office:value-type="float" office:value="1.10774">
            <text:p>1,10774</text:p>
          </table:table-cell>
          <table:table-cell table:formula="of:=SUM([.M4:.Q4])/5" office:value-type="float" office:value="0.76638">
            <text:p>0,76638</text:p>
          </table:table-cell>
          <table:table-cell table:formula="of:=SUM([.R4:.V4])/5" office:value-type="float" office:value="1.0837">
            <text:p>1,0837</text:p>
          </table:table-cell>
          <table:table-cell/>
          <table:table-cell table:formula="of:=([.Y4]/[.Z4])" office:value-type="float" office:value="1.44541872178293">
            <text:p>1,4454187218</text:p>
          </table:table-cell>
          <table:table-cell table:formula="of:=[.X4]/[.AA4]" office:value-type="float" office:value="0.575509827443019">
            <text:p>0,5755098274</text:p>
          </table:table-cell>
          <table:table-cell table:formula="of:=([.AC4]-[.AD4])/([.AC4]+2*[.AD4])" office:value-type="float" office:value="0.335039299278859">
            <text:p>0,3350392993</text:p>
          </table:table-cell>
          <table:table-cell/>
        </table:table-row>
        <table:table-row table:style-name="ro1">
          <table:table-cell office:value-type="float" office:value="22.93">
            <text:p>22,93</text:p>
          </table:table-cell>
          <table:table-cell office:value-type="float" office:value="23.1">
            <text:p>23,1</text:p>
          </table:table-cell>
          <table:table-cell office:value-type="float" office:value="0.6771">
            <text:p>0,6771</text:p>
          </table:table-cell>
          <table:table-cell office:value-type="float" office:value="0.6639">
            <text:p>0,6639</text:p>
          </table:table-cell>
          <table:table-cell office:value-type="float" office:value="0.6523">
            <text:p>0,6523</text:p>
          </table:table-cell>
          <table:table-cell office:value-type="float" office:value="0.6343">
            <text:p>0,6343</text:p>
          </table:table-cell>
          <table:table-cell office:value-type="float" office:value="0.654">
            <text:p>0,654</text:p>
          </table:table-cell>
          <table:table-cell office:value-type="float" office:value="1.1713">
            <text:p>1,1713</text:p>
          </table:table-cell>
          <table:table-cell office:value-type="float" office:value="1.1812">
            <text:p>1,1812</text:p>
          </table:table-cell>
          <table:table-cell office:value-type="float" office:value="1.1713">
            <text:p>1,1713</text:p>
          </table:table-cell>
          <table:table-cell office:value-type="float" office:value="1.1648">
            <text:p>1,1648</text:p>
          </table:table-cell>
          <table:table-cell office:value-type="float" office:value="1.1763">
            <text:p>1,1763</text:p>
          </table:table-cell>
          <table:table-cell office:value-type="float" office:value="0.79">
            <text:p>0,79</text:p>
          </table:table-cell>
          <table:table-cell office:value-type="float" office:value="0.8386">
            <text:p>0,8386</text:p>
          </table:table-cell>
          <table:table-cell office:value-type="float" office:value="0.8188">
            <text:p>0,8188</text:p>
          </table:table-cell>
          <table:table-cell office:value-type="float" office:value="0.7891">
            <text:p>0,7891</text:p>
          </table:table-cell>
          <table:table-cell office:value-type="float" office:value="0.8237">
            <text:p>0,8237</text:p>
          </table:table-cell>
          <table:table-cell office:value-type="float" office:value="1.1318">
            <text:p>1,1318</text:p>
          </table:table-cell>
          <table:table-cell office:value-type="float" office:value="1.1335">
            <text:p>1,1335</text:p>
          </table:table-cell>
          <table:table-cell office:value-type="float" office:value="1.1285">
            <text:p>1,1285</text:p>
          </table:table-cell>
          <table:table-cell office:value-type="float" office:value="1.1516">
            <text:p>1,1516</text:p>
          </table:table-cell>
          <table:table-cell office:value-type="float" office:value="1.0923">
            <text:p>1,0923</text:p>
          </table:table-cell>
          <table:table-cell/>
          <table:table-cell table:formula="of:=SUM([.C5:.G5])/5" office:value-type="float" office:value="0.65632">
            <text:p>0,65632</text:p>
          </table:table-cell>
          <table:table-cell table:formula="of:=SUM([.H5:.L5])/5" office:value-type="float" office:value="1.17298">
            <text:p>1,17298</text:p>
          </table:table-cell>
          <table:table-cell table:formula="of:=SUM([.M5:.Q5])/5" office:value-type="float" office:value="0.81204">
            <text:p>0,81204</text:p>
          </table:table-cell>
          <table:table-cell table:formula="of:=SUM([.R5:.V5])/5" office:value-type="float" office:value="1.12754">
            <text:p>1,12754</text:p>
          </table:table-cell>
          <table:table-cell/>
          <table:table-cell table:formula="of:=([.Y5]/[.Z5])" office:value-type="float" office:value="1.44448549332545">
            <text:p>1,4444854933</text:p>
          </table:table-cell>
          <table:table-cell table:formula="of:=[.X5]/[.AA5]" office:value-type="float" office:value="0.582081345229438">
            <text:p>0,5820813452</text:p>
          </table:table-cell>
          <table:table-cell table:formula="of:=([.AC5]-[.AD5])/([.AC5]+2*[.AD5])" office:value-type="float" office:value="0.330594272334929">
            <text:p>0,3305942723</text:p>
          </table:table-cell>
          <table:table-cell/>
        </table:table-row>
        <table:table-row table:style-name="ro1">
          <table:table-cell office:value-type="float" office:value="23.78">
            <text:p>23,78</text:p>
          </table:table-cell>
          <table:table-cell office:value-type="float" office:value="23.98">
            <text:p>23,98</text:p>
          </table:table-cell>
          <table:table-cell office:value-type="float" office:value="0.6244">
            <text:p>0,6244</text:p>
          </table:table-cell>
          <table:table-cell table:number-columns-repeated="2" office:value-type="float" office:value="0.631">
            <text:p>0,631</text:p>
          </table:table-cell>
          <table:table-cell office:value-type="float" office:value="0.6326">
            <text:p>0,6326</text:p>
          </table:table-cell>
          <table:table-cell office:value-type="float" office:value="0.6211">
            <text:p>0,6211</text:p>
          </table:table-cell>
          <table:table-cell office:value-type="float" office:value="1.0927">
            <text:p>1,0927</text:p>
          </table:table-cell>
          <table:table-cell office:value-type="float" office:value="1.117">
            <text:p>1,117</text:p>
          </table:table-cell>
          <table:table-cell office:value-type="float" office:value="1.1022">
            <text:p>1,1022</text:p>
          </table:table-cell>
          <table:table-cell office:value-type="float" office:value="1.1054">
            <text:p>1,1054</text:p>
          </table:table-cell>
          <table:table-cell office:value-type="float" office:value="1.0956">
            <text:p>1,0956</text:p>
          </table:table-cell>
          <table:table-cell office:value-type="float" office:value="0.799">
            <text:p>0,799</text:p>
          </table:table-cell>
          <table:table-cell office:value-type="float" office:value="0.8073">
            <text:p>0,8073</text:p>
          </table:table-cell>
          <table:table-cell office:value-type="float" office:value="0.799">
            <text:p>0,799</text:p>
          </table:table-cell>
          <table:table-cell office:value-type="float" office:value="0.7825">
            <text:p>0,7825</text:p>
          </table:table-cell>
          <table:table-cell office:value-type="float" office:value="0.8188">
            <text:p>0,8188</text:p>
          </table:table-cell>
          <table:table-cell office:value-type="float" office:value="1.0758">
            <text:p>1,0758</text:p>
          </table:table-cell>
          <table:table-cell office:value-type="float" office:value="1.0725">
            <text:p>1,0725</text:p>
          </table:table-cell>
          <table:table-cell office:value-type="float" office:value="1.0791">
            <text:p>1,0791</text:p>
          </table:table-cell>
          <table:table-cell office:value-type="float" office:value="1.0873">
            <text:p>1,0873</text:p>
          </table:table-cell>
          <table:table-cell office:value-type="float" office:value="1.089">
            <text:p>1,089</text:p>
          </table:table-cell>
          <table:table-cell/>
          <table:table-cell table:formula="of:=SUM([.C6:.G6])/5" office:value-type="float" office:value="0.62802">
            <text:p>0,62802</text:p>
          </table:table-cell>
          <table:table-cell table:formula="of:=SUM([.H6:.L6])/5" office:value-type="float" office:value="1.10258">
            <text:p>1,10258</text:p>
          </table:table-cell>
          <table:table-cell table:formula="of:=SUM([.M6:.Q6])/5" office:value-type="float" office:value="0.80132">
            <text:p>0,80132</text:p>
          </table:table-cell>
          <table:table-cell table:formula="of:=SUM([.R6:.V6])/5" office:value-type="float" office:value="1.08074">
            <text:p>1,08074</text:p>
          </table:table-cell>
          <table:table-cell/>
          <table:table-cell table:formula="of:=([.Y6]/[.Z6])" office:value-type="float" office:value="1.3759546747866">
            <text:p>1,3759546748</text:p>
          </table:table-cell>
          <table:table-cell table:formula="of:=[.X6]/[.AA6]" office:value-type="float" office:value="0.581101837629772">
            <text:p>0,5811018376</text:p>
          </table:table-cell>
          <table:table-cell table:formula="of:=([.AC6]-[.AD6])/([.AC6]+2*[.AD6])" office:value-type="float" office:value="0.313161248250086">
            <text:p>0,3131612483</text:p>
          </table:table-cell>
          <table:table-cell/>
        </table:table-row>
        <table:table-row table:style-name="ro1">
          <table:table-cell office:value-type="float" office:value="24.28">
            <text:p>24,28</text:p>
          </table:table-cell>
          <table:table-cell office:value-type="float" office:value="24.5">
            <text:p>24,5</text:p>
          </table:table-cell>
          <table:table-cell office:value-type="float" office:value="0.5816">
            <text:p>0,5816</text:p>
          </table:table-cell>
          <table:table-cell office:value-type="float" office:value="0.5897">
            <text:p>0,5897</text:p>
          </table:table-cell>
          <table:table-cell office:value-type="float" office:value="0.5947">
            <text:p>0,5947</text:p>
          </table:table-cell>
          <table:table-cell office:value-type="float" office:value="0.6079">
            <text:p>0,6079</text:p>
          </table:table-cell>
          <table:table-cell office:value-type="float" office:value="0.6046">
            <text:p>0,6046</text:p>
          </table:table-cell>
          <table:table-cell office:value-type="float" office:value="1.033">
            <text:p>1,033</text:p>
          </table:table-cell>
          <table:table-cell office:value-type="float" office:value="1.0527">
            <text:p>1,0527</text:p>
          </table:table-cell>
          <table:table-cell office:value-type="float" office:value="1.061">
            <text:p>1,061</text:p>
          </table:table-cell>
          <table:table-cell office:value-type="float" office:value="1.0099">
            <text:p>1,0099</text:p>
          </table:table-cell>
          <table:table-cell office:value-type="float" office:value="1.0615">
            <text:p>1,0615</text:p>
          </table:table-cell>
          <table:table-cell office:value-type="float" office:value="0.7414">
            <text:p>0,7414</text:p>
          </table:table-cell>
          <table:table-cell office:value-type="float" office:value="0.7529">
            <text:p>0,7529</text:p>
          </table:table-cell>
          <table:table-cell office:value-type="float" office:value="0.7364">
            <text:p>0,7364</text:p>
          </table:table-cell>
          <table:table-cell office:value-type="float" office:value="0.7661">
            <text:p>0,7661</text:p>
          </table:table-cell>
          <table:table-cell office:value-type="float" office:value="0.7496">
            <text:p>0,7496</text:p>
          </table:table-cell>
          <table:table-cell office:value-type="float" office:value="1.0461">
            <text:p>1,0461</text:p>
          </table:table-cell>
          <table:table-cell office:value-type="float" office:value="1.0478">
            <text:p>1,0478</text:p>
          </table:table-cell>
          <table:table-cell office:value-type="float" office:value="1.0264">
            <text:p>1,0264</text:p>
          </table:table-cell>
          <table:table-cell office:value-type="float" office:value="1.0395">
            <text:p>1,0395</text:p>
          </table:table-cell>
          <table:table-cell office:value-type="float" office:value="1.0363">
            <text:p>1,0363</text:p>
          </table:table-cell>
          <table:table-cell/>
          <table:table-cell table:formula="of:=SUM([.C7:.G7])/5" office:value-type="float" office:value="0.5957">
            <text:p>0,5957</text:p>
          </table:table-cell>
          <table:table-cell table:formula="of:=SUM([.H7:.L7])/5" office:value-type="float" office:value="1.04362">
            <text:p>1,04362</text:p>
          </table:table-cell>
          <table:table-cell table:formula="of:=SUM([.M7:.Q7])/5" office:value-type="float" office:value="0.74928">
            <text:p>0,74928</text:p>
          </table:table-cell>
          <table:table-cell table:formula="of:=SUM([.R7:.V7])/5" office:value-type="float" office:value="1.03922">
            <text:p>1,03922</text:p>
          </table:table-cell>
          <table:table-cell/>
          <table:table-cell table:formula="of:=([.Y7]/[.Z7])" office:value-type="float" office:value="1.39283045056588">
            <text:p>1,3928304506</text:p>
          </table:table-cell>
          <table:table-cell table:formula="of:=[.X7]/[.AA7]" office:value-type="float" office:value="0.573218375319951">
            <text:p>0,5732183753</text:p>
          </table:table-cell>
          <table:table-cell table:formula="of:=([.AC7]-[.AD7])/([.AC7]+2*[.AD7])" office:value-type="float" office:value="0.32277504110506">
            <text:p>0,3227750411</text:p>
          </table:table-cell>
          <table:table-cell office:value-type="string">
            <text:p>längere messung</text:p>
          </table:table-cell>
        </table:table-row>
        <table:table-row table:style-name="ro1">
          <table:table-cell office:value-type="float" office:value="24.48">
            <text:p>24,48</text:p>
          </table:table-cell>
          <table:table-cell office:value-type="float" office:value="24.56">
            <text:p>24,56</text:p>
          </table:table-cell>
          <table:table-cell office:value-type="float" office:value="0.5799">
            <text:p>0,5799</text:p>
          </table:table-cell>
          <table:table-cell office:value-type="float" office:value="0.5783">
            <text:p>0,5783</text:p>
          </table:table-cell>
          <table:table-cell office:value-type="float" office:value="0.5881">
            <text:p>0,5881</text:p>
          </table:table-cell>
          <table:table-cell office:value-type="float" office:value="0.5947">
            <text:p>0,5947</text:p>
          </table:table-cell>
          <table:table-cell office:value-type="float" office:value="0.5914">
            <text:p>0,5914</text:p>
          </table:table-cell>
          <table:table-cell office:value-type="float" office:value="1.0132">
            <text:p>1,0132</text:p>
          </table:table-cell>
          <table:table-cell office:value-type="float" office:value="1.0198">
            <text:p>1,0198</text:p>
          </table:table-cell>
          <table:table-cell office:value-type="float" office:value="1.0461">
            <text:p>1,0461</text:p>
          </table:table-cell>
          <table:table-cell office:value-type="float" office:value="1.0033">
            <text:p>1,0033</text:p>
          </table:table-cell>
          <table:table-cell office:value-type="float" office:value="1.0264">
            <text:p>1,0264</text:p>
          </table:table-cell>
          <table:table-cell office:value-type="float" office:value="0.743">
            <text:p>0,743</text:p>
          </table:table-cell>
          <table:table-cell office:value-type="float" office:value="0.7644">
            <text:p>0,7644</text:p>
          </table:table-cell>
          <table:table-cell office:value-type="float" office:value="0.7166">
            <text:p>0,7166</text:p>
          </table:table-cell>
          <table:table-cell office:value-type="float" office:value="0.7529">
            <text:p>0,7529</text:p>
          </table:table-cell>
          <table:table-cell office:value-type="float" office:value="0.7364">
            <text:p>0,7364</text:p>
          </table:table-cell>
          <table:table-cell office:value-type="float" office:value="1.0379">
            <text:p>1,0379</text:p>
          </table:table-cell>
          <table:table-cell office:value-type="float" office:value="1.0572">
            <text:p>1,0572</text:p>
          </table:table-cell>
          <table:table-cell office:value-type="float" office:value="1.0379">
            <text:p>1,0379</text:p>
          </table:table-cell>
          <table:table-cell office:value-type="float" office:value="1.0363">
            <text:p>1,0363</text:p>
          </table:table-cell>
          <table:table-cell office:value-type="float" office:value="1.033">
            <text:p>1,033</text:p>
          </table:table-cell>
          <table:table-cell/>
          <table:table-cell table:formula="of:=SUM([.C8:.G8])/5" office:value-type="float" office:value="0.58648">
            <text:p>0,58648</text:p>
          </table:table-cell>
          <table:table-cell table:formula="of:=SUM([.H8:.L8])/5" office:value-type="float" office:value="1.02176">
            <text:p>1,02176</text:p>
          </table:table-cell>
          <table:table-cell table:formula="of:=SUM([.M8:.Q8])/5" office:value-type="float" office:value="0.74266">
            <text:p>0,74266</text:p>
          </table:table-cell>
          <table:table-cell table:formula="of:=SUM([.R8:.V8])/5" office:value-type="float" office:value="1.04046">
            <text:p>1,04046</text:p>
          </table:table-cell>
          <table:table-cell/>
          <table:table-cell table:formula="of:=([.Y8]/[.Z8])" office:value-type="float" office:value="1.37581127299168">
            <text:p>1,375811273</text:p>
          </table:table-cell>
          <table:table-cell table:formula="of:=[.X8]/[.AA8]" office:value-type="float" office:value="0.563673759683217">
            <text:p>0,5636737597</text:p>
          </table:table-cell>
          <table:table-cell table:formula="of:=([.AC8]-[.AD8])/([.AC8]+2*[.AD8])" office:value-type="float" office:value="0.324445063488515">
            <text:p>0,3244450635</text:p>
          </table:table-cell>
          <table:table-cell/>
        </table:table-row>
        <table:table-row table:style-name="ro1">
          <table:table-cell office:value-type="float" office:value="24.85">
            <text:p>24,85</text:p>
          </table:table-cell>
          <table:table-cell office:value-type="float" office:value="24.98">
            <text:p>24,98</text:p>
          </table:table-cell>
          <table:table-cell office:value-type="float" office:value="0.5815">
            <text:p>0,5815</text:p>
          </table:table-cell>
          <table:table-cell table:number-columns-repeated="2" office:value-type="float" office:value="0.5816">
            <text:p>0,5816</text:p>
          </table:table-cell>
          <table:table-cell office:value-type="float" office:value="0.5848">
            <text:p>0,5848</text:p>
          </table:table-cell>
          <table:table-cell office:value-type="float" office:value="0.575">
            <text:p>0,575</text:p>
          </table:table-cell>
          <table:table-cell office:value-type="float" office:value="0.9868">
            <text:p>0,9868</text:p>
          </table:table-cell>
          <table:table-cell office:value-type="float" office:value="0.9967">
            <text:p>0,9967</text:p>
          </table:table-cell>
          <table:table-cell office:value-type="float" office:value="1.005">
            <text:p>1,005</text:p>
          </table:table-cell>
          <table:table-cell office:value-type="float" office:value="1.0198">
            <text:p>1,0198</text:p>
          </table:table-cell>
          <table:table-cell office:value-type="float" office:value="0.9704">
            <text:p>0,9704</text:p>
          </table:table-cell>
          <table:table-cell office:value-type="float" office:value="0.7084">
            <text:p>0,7084</text:p>
          </table:table-cell>
          <table:table-cell office:value-type="float" office:value="0.7298">
            <text:p>0,7298</text:p>
          </table:table-cell>
          <table:table-cell office:value-type="float" office:value="0.7101">
            <text:p>0,7101</text:p>
          </table:table-cell>
          <table:table-cell office:value-type="float" office:value="0.7183">
            <text:p>0,7183</text:p>
          </table:table-cell>
          <table:table-cell office:value-type="float" office:value="0.7199">
            <text:p>0,7199</text:p>
          </table:table-cell>
          <table:table-cell office:value-type="float" office:value="0.9868">
            <text:p>0,9868</text:p>
          </table:table-cell>
          <table:table-cell office:value-type="float" office:value="0.9951">
            <text:p>0,9951</text:p>
          </table:table-cell>
          <table:table-cell office:value-type="float" office:value="1.0231">
            <text:p>1,0231</text:p>
          </table:table-cell>
          <table:table-cell office:value-type="float" office:value="0.9934">
            <text:p>0,9934</text:p>
          </table:table-cell>
          <table:table-cell office:value-type="float" office:value="1.0066">
            <text:p>1,0066</text:p>
          </table:table-cell>
          <table:table-cell/>
          <table:table-cell table:formula="of:=SUM([.C9:.G9])/5" office:value-type="float" office:value="0.5809">
            <text:p>0,5809</text:p>
          </table:table-cell>
          <table:table-cell table:formula="of:=SUM([.H9:.L9])/5" office:value-type="float" office:value="0.99574">
            <text:p>0,99574</text:p>
          </table:table-cell>
          <table:table-cell table:formula="of:=SUM([.M9:.Q9])/5" office:value-type="float" office:value="0.7173">
            <text:p>0,7173</text:p>
          </table:table-cell>
          <table:table-cell table:formula="of:=SUM([.R9:.V9])/5" office:value-type="float" office:value="1.001">
            <text:p>1,001</text:p>
          </table:table-cell>
          <table:table-cell/>
          <table:table-cell table:formula="of:=([.Y9]/[.Z9])" office:value-type="float" office:value="1.38817788930712">
            <text:p>1,3881778893</text:p>
          </table:table-cell>
          <table:table-cell table:formula="of:=[.X9]/[.AA9]" office:value-type="float" office:value="0.58031968031968">
            <text:p>0,5803196803</text:p>
          </table:table-cell>
          <table:table-cell table:formula="of:=([.AC9]-[.AD9])/([.AC9]+2*[.AD9])" office:value-type="float" office:value="0.316954151579288">
            <text:p>0,3169541516</text:p>
          </table:table-cell>
          <table:table-cell/>
        </table:table-row>
        <table:table-row table:style-name="ro1">
          <table:table-cell office:value-type="float" office:value="25.3">
            <text:p>25,3</text:p>
          </table:table-cell>
          <table:table-cell office:value-type="float" office:value="25.33">
            <text:p>25,33</text:p>
          </table:table-cell>
          <table:table-cell office:value-type="float" office:value="0.5832">
            <text:p>0,5832</text:p>
          </table:table-cell>
          <table:table-cell office:value-type="float" office:value="0.5717">
            <text:p>0,5717</text:p>
          </table:table-cell>
          <table:table-cell office:value-type="float" office:value="0.5816">
            <text:p>0,5816</text:p>
          </table:table-cell>
          <table:table-cell office:value-type="float" office:value="0.5535">
            <text:p>0,5535</text:p>
          </table:table-cell>
          <table:table-cell office:value-type="float" office:value="0.5552">
            <text:p>0,5552</text:p>
          </table:table-cell>
          <table:table-cell table:number-columns-repeated="2" office:value-type="float" office:value="0.9753">
            <text:p>0,9753</text:p>
          </table:table-cell>
          <table:table-cell office:value-type="float" office:value="1.0066">
            <text:p>1,0066</text:p>
          </table:table-cell>
          <table:table-cell office:value-type="float" office:value="0.9638">
            <text:p>0,9638</text:p>
          </table:table-cell>
          <table:table-cell office:value-type="float" office:value="0.9687">
            <text:p>0,9687</text:p>
          </table:table-cell>
          <table:table-cell office:value-type="float" office:value="0.7035">
            <text:p>0,7035</text:p>
          </table:table-cell>
          <table:table-cell office:value-type="float" office:value="0.6903">
            <text:p>0,6903</text:p>
          </table:table-cell>
          <table:table-cell table:number-columns-repeated="2" office:value-type="float" office:value="0.7035">
            <text:p>0,7035</text:p>
          </table:table-cell>
          <table:table-cell office:value-type="float" office:value="0.6953">
            <text:p>0,6953</text:p>
          </table:table-cell>
          <table:table-cell office:value-type="float" office:value="0.9852">
            <text:p>0,9852</text:p>
          </table:table-cell>
          <table:table-cell office:value-type="float" office:value="0.9703">
            <text:p>0,9703</text:p>
          </table:table-cell>
          <table:table-cell office:value-type="float" office:value="0.9704">
            <text:p>0,9704</text:p>
          </table:table-cell>
          <table:table-cell office:value-type="float" office:value="0.9967">
            <text:p>0,9967</text:p>
          </table:table-cell>
          <table:table-cell office:value-type="float" office:value="1.0099">
            <text:p>1,0099</text:p>
          </table:table-cell>
          <table:table-cell/>
          <table:table-cell table:formula="of:=SUM([.C10:.G10])/5" office:value-type="float" office:value="0.56904">
            <text:p>0,56904</text:p>
          </table:table-cell>
          <table:table-cell table:formula="of:=SUM([.H10:.L10])/5" office:value-type="float" office:value="0.97794">
            <text:p>0,97794</text:p>
          </table:table-cell>
          <table:table-cell table:formula="of:=SUM([.M10:.Q10])/5" office:value-type="float" office:value="0.69922">
            <text:p>0,69922</text:p>
          </table:table-cell>
          <table:table-cell table:formula="of:=SUM([.R10:.V10])/5" office:value-type="float" office:value="0.9865">
            <text:p>0,9865</text:p>
          </table:table-cell>
          <table:table-cell/>
          <table:table-cell table:formula="of:=([.Y10]/[.Z10])" office:value-type="float" office:value="1.39861560024027">
            <text:p>1,3986156002</text:p>
          </table:table-cell>
          <table:table-cell table:formula="of:=[.X10]/[.AA10]" office:value-type="float" office:value="0.57682716675114">
            <text:p>0,5768271668</text:p>
          </table:table-cell>
          <table:table-cell table:formula="of:=([.AC10]-[.AD10])/([.AC10]+2*[.AD10])" office:value-type="float" office:value="0.32198335396448">
            <text:p>0,321983354</text:p>
          </table:table-cell>
          <table:table-cell/>
        </table:table-row>
        <table:table-row table:style-name="ro1">
          <table:table-cell office:value-type="float" office:value="25.78">
            <text:p>25,78</text:p>
          </table:table-cell>
          <table:table-cell office:value-type="float" office:value="25.79">
            <text:p>25,79</text:p>
          </table:table-cell>
          <table:table-cell office:value-type="float" office:value="0.5552">
            <text:p>0,5552</text:p>
          </table:table-cell>
          <table:table-cell office:value-type="float" office:value="0.5585">
            <text:p>0,5585</text:p>
          </table:table-cell>
          <table:table-cell office:value-type="float" office:value="0.5618">
            <text:p>0,5618</text:p>
          </table:table-cell>
          <table:table-cell office:value-type="float" office:value="0.5585">
            <text:p>0,5585</text:p>
          </table:table-cell>
          <table:table-cell office:value-type="float" office:value="0.575">
            <text:p>0,575</text:p>
          </table:table-cell>
          <table:table-cell office:value-type="float" office:value="0.9407">
            <text:p>0,9407</text:p>
          </table:table-cell>
          <table:table-cell table:number-columns-repeated="2" office:value-type="float" office:value="0.9473">
            <text:p>0,9473</text:p>
          </table:table-cell>
          <table:table-cell office:value-type="float" office:value="0.9605">
            <text:p>0,9605</text:p>
          </table:table-cell>
          <table:table-cell office:value-type="float" office:value="0.9522">
            <text:p>0,9522</text:p>
          </table:table-cell>
          <table:table-cell office:value-type="float" office:value="0.6969">
            <text:p>0,6969</text:p>
          </table:table-cell>
          <table:table-cell office:value-type="float" office:value="0.6771">
            <text:p>0,6771</text:p>
          </table:table-cell>
          <table:table-cell office:value-type="float" office:value="0.6903">
            <text:p>0,6903</text:p>
          </table:table-cell>
          <table:table-cell office:value-type="float" office:value="0.687">
            <text:p>0,687</text:p>
          </table:table-cell>
          <table:table-cell office:value-type="float" office:value="0.6919">
            <text:p>0,6919</text:p>
          </table:table-cell>
          <table:table-cell office:value-type="float" office:value="0.9802">
            <text:p>0,9802</text:p>
          </table:table-cell>
          <table:table-cell office:value-type="float" office:value="0.9687">
            <text:p>0,9687</text:p>
          </table:table-cell>
          <table:table-cell office:value-type="float" office:value="0.9638">
            <text:p>0,9638</text:p>
          </table:table-cell>
          <table:table-cell office:value-type="float" office:value="0.9671">
            <text:p>0,9671</text:p>
          </table:table-cell>
          <table:table-cell office:value-type="float" office:value="0.9704">
            <text:p>0,9704</text:p>
          </table:table-cell>
          <table:table-cell/>
          <table:table-cell table:formula="of:=SUM([.C11:.G11])/5" office:value-type="float" office:value="0.5618">
            <text:p>0,5618</text:p>
          </table:table-cell>
          <table:table-cell table:formula="of:=SUM([.H11:.L11])/5" office:value-type="float" office:value="0.9496">
            <text:p>0,9496</text:p>
          </table:table-cell>
          <table:table-cell table:formula="of:=SUM([.M11:.Q11])/5" office:value-type="float" office:value="0.68864">
            <text:p>0,68864</text:p>
          </table:table-cell>
          <table:table-cell table:formula="of:=SUM([.R11:.V11])/5" office:value-type="float" office:value="0.97004">
            <text:p>0,97004</text:p>
          </table:table-cell>
          <table:table-cell/>
          <table:table-cell table:formula="of:=([.Y11]/[.Z11])" office:value-type="float" office:value="1.37894981412639">
            <text:p>1,3789498141</text:p>
          </table:table-cell>
          <table:table-cell table:formula="of:=[.X11]/[.AA11]" office:value-type="float" office:value="0.579151375201023">
            <text:p>0,5791513752</text:p>
          </table:table-cell>
          <table:table-cell table:formula="of:=([.AC11]-[.AD11])/([.AC11]+2*[.AD11])" office:value-type="float" office:value="0.315222240823321">
            <text:p>0,3152222408</text:p>
          </table:table-cell>
          <table:table-cell/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26.44">
            <text:p>26,44</text:p>
          </table:table-cell>
          <table:table-cell office:value-type="float" office:value="0.5453">
            <text:p>0,5453</text:p>
          </table:table-cell>
          <table:table-cell office:value-type="float" office:value="0.5288">
            <text:p>0,5288</text:p>
          </table:table-cell>
          <table:table-cell office:value-type="float" office:value="0.5354">
            <text:p>0,5354</text:p>
          </table:table-cell>
          <table:table-cell table:number-columns-repeated="2" office:value-type="float" office:value="0.5371">
            <text:p>0,5371</text:p>
          </table:table-cell>
          <table:table-cell office:value-type="float" office:value="0.9209">
            <text:p>0,9209</text:p>
          </table:table-cell>
          <table:table-cell office:value-type="float" office:value="0.9094">
            <text:p>0,9094</text:p>
          </table:table-cell>
          <table:table-cell office:value-type="float" office:value="0.9127">
            <text:p>0,9127</text:p>
          </table:table-cell>
          <table:table-cell office:value-type="float" office:value="0.9308">
            <text:p>0,9308</text:p>
          </table:table-cell>
          <table:table-cell office:value-type="float" office:value="0.9242">
            <text:p>0,9242</text:p>
          </table:table-cell>
          <table:table-cell office:value-type="float" office:value="0.6771">
            <text:p>0,6771</text:p>
          </table:table-cell>
          <table:table-cell office:value-type="float" office:value="0.6783">
            <text:p>0,6783</text:p>
          </table:table-cell>
          <table:table-cell office:value-type="float" office:value="0.6837">
            <text:p>0,6837</text:p>
          </table:table-cell>
          <table:table-cell office:value-type="float" office:value="0.6804">
            <text:p>0,6804</text:p>
          </table:table-cell>
          <table:table-cell office:value-type="float" office:value="0.6623">
            <text:p>0,6623</text:p>
          </table:table-cell>
          <table:table-cell office:value-type="float" office:value="0.9308">
            <text:p>0,9308</text:p>
          </table:table-cell>
          <table:table-cell office:value-type="float" office:value="0.9341">
            <text:p>0,9341</text:p>
          </table:table-cell>
          <table:table-cell office:value-type="float" office:value="0.9325">
            <text:p>0,9325</text:p>
          </table:table-cell>
          <table:table-cell office:value-type="float" office:value="0.9275">
            <text:p>0,9275</text:p>
          </table:table-cell>
          <table:table-cell office:value-type="float" office:value="0.9308">
            <text:p>0,9308</text:p>
          </table:table-cell>
          <table:table-cell/>
          <table:table-cell table:formula="of:=SUM([.C12:.G12])/5" office:value-type="float" office:value="0.53674">
            <text:p>0,53674</text:p>
          </table:table-cell>
          <table:table-cell table:formula="of:=SUM([.H12:.L12])/5" office:value-type="float" office:value="0.9196">
            <text:p>0,9196</text:p>
          </table:table-cell>
          <table:table-cell table:formula="of:=SUM([.M12:.Q12])/5" office:value-type="float" office:value="0.67636">
            <text:p>0,67636</text:p>
          </table:table-cell>
          <table:table-cell table:formula="of:=SUM([.R12:.V12])/5" office:value-type="float" office:value="0.93114">
            <text:p>0,93114</text:p>
          </table:table-cell>
          <table:table-cell/>
          <table:table-cell table:formula="of:=([.Y12]/[.Z12])" office:value-type="float" office:value="1.35963096575788">
            <text:p>1,3596309658</text:p>
          </table:table-cell>
          <table:table-cell table:formula="of:=[.X12]/[.AA12]" office:value-type="float" office:value="0.576433189423717">
            <text:p>0,5764331894</text:p>
          </table:table-cell>
          <table:table-cell table:formula="of:=([.AC12]-[.AD12])/([.AC12]+2*[.AD12])" office:value-type="float" office:value="0.311720837443191">
            <text:p>0,3117208374</text:p>
          </table:table-cell>
          <table:table-cell/>
        </table:table-row>
        <table:table-row table:style-name="ro1">
          <table:table-cell office:value-type="float" office:value="26.9">
            <text:p>26,9</text:p>
          </table:table-cell>
          <table:table-cell office:value-type="float" office:value="26.96">
            <text:p>26,96</text:p>
          </table:table-cell>
          <table:table-cell office:value-type="float" office:value="0.4827">
            <text:p>0,4827</text:p>
          </table:table-cell>
          <table:table-cell office:value-type="float" office:value="0.4531">
            <text:p>0,4531</text:p>
          </table:table-cell>
          <table:table-cell table:number-columns-repeated="2" office:value-type="float" office:value="0.4761">
            <text:p>0,4761</text:p>
          </table:table-cell>
          <table:table-cell office:value-type="float" office:value="0.4629">
            <text:p>0,4629</text:p>
          </table:table-cell>
          <table:table-cell office:value-type="float" office:value="0.7957">
            <text:p>0,7957</text:p>
          </table:table-cell>
          <table:table-cell office:value-type="float" office:value="0.7924">
            <text:p>0,7924</text:p>
          </table:table-cell>
          <table:table-cell office:value-type="float" office:value="0.8188">
            <text:p>0,8188</text:p>
          </table:table-cell>
          <table:table-cell office:value-type="float" office:value="0.7743">
            <text:p>0,7743</text:p>
          </table:table-cell>
          <table:table-cell office:value-type="float" office:value="0.8056">
            <text:p>0,8056</text:p>
          </table:table-cell>
          <table:table-cell office:value-type="float" office:value="0.6194">
            <text:p>0,6194</text:p>
          </table:table-cell>
          <table:table-cell office:value-type="float" office:value="0.6129">
            <text:p>0,6129</text:p>
          </table:table-cell>
          <table:table-cell office:value-type="float" office:value="0.5898">
            <text:p>0,5898</text:p>
          </table:table-cell>
          <table:table-cell office:value-type="float" office:value="0.598">
            <text:p>0,598</text:p>
          </table:table-cell>
          <table:table-cell office:value-type="float" office:value="0.6079">
            <text:p>0,6079</text:p>
          </table:table-cell>
          <table:table-cell office:value-type="float" office:value="0.8353">
            <text:p>0,8353</text:p>
          </table:table-cell>
          <table:table-cell office:value-type="float" office:value="0.8287">
            <text:p>0,8287</text:p>
          </table:table-cell>
          <table:table-cell office:value-type="float" office:value="0.8353">
            <text:p>0,8353</text:p>
          </table:table-cell>
          <table:table-cell office:value-type="float" office:value="0.8089">
            <text:p>0,8089</text:p>
          </table:table-cell>
          <table:table-cell office:value-type="float" office:value="0.8007">
            <text:p>0,8007</text:p>
          </table:table-cell>
          <table:table-cell/>
          <table:table-cell table:formula="of:=SUM([.C13:.G13])/5" office:value-type="float" office:value="0.47018">
            <text:p>0,47018</text:p>
          </table:table-cell>
          <table:table-cell table:formula="of:=SUM([.H13:.L13])/5" office:value-type="float" office:value="0.79736">
            <text:p>0,79736</text:p>
          </table:table-cell>
          <table:table-cell table:formula="of:=SUM([.M13:.Q13])/5" office:value-type="float" office:value="0.6056">
            <text:p>0,6056</text:p>
          </table:table-cell>
          <table:table-cell table:formula="of:=SUM([.R13:.V13])/5" office:value-type="float" office:value="0.82178">
            <text:p>0,82178</text:p>
          </table:table-cell>
          <table:table-cell/>
          <table:table-cell table:formula="of:=([.Y13]/[.Z13])" office:value-type="float" office:value="1.31664464993395">
            <text:p>1,3166446499</text:p>
          </table:table-cell>
          <table:table-cell table:formula="of:=[.X13]/[.AA13]" office:value-type="float" office:value="0.572148263525518">
            <text:p>0,5721482635</text:p>
          </table:table-cell>
          <table:table-cell table:formula="of:=([.AC13]-[.AD13])/([.AC13]+2*[.AD13])" office:value-type="float" office:value="0.302525063732141">
            <text:p>0,3025250637</text:p>
          </table:table-cell>
          <table:table-cell/>
        </table:table-row>
        <table:table-row table:style-name="ro1">
          <table:table-cell office:value-type="float" office:value="27.56">
            <text:p>27,56</text:p>
          </table:table-cell>
          <table:table-cell office:value-type="float" office:value="27.55">
            <text:p>27,55</text:p>
          </table:table-cell>
          <table:table-cell office:value-type="float" office:value="0.4564">
            <text:p>0,4564</text:p>
          </table:table-cell>
          <table:table-cell office:value-type="float" office:value="0.4596">
            <text:p>0,4596</text:p>
          </table:table-cell>
          <table:table-cell office:value-type="float" office:value="0.4465">
            <text:p>0,4465</text:p>
          </table:table-cell>
          <table:table-cell office:value-type="float" office:value="0.4432">
            <text:p>0,4432</text:p>
          </table:table-cell>
          <table:table-cell office:value-type="float" office:value="0.4547">
            <text:p>0,4547</text:p>
          </table:table-cell>
          <table:table-cell office:value-type="float" office:value="0.7397">
            <text:p>0,7397</text:p>
          </table:table-cell>
          <table:table-cell office:value-type="float" office:value="0.7331">
            <text:p>0,7331</text:p>
          </table:table-cell>
          <table:table-cell office:value-type="float" office:value="0.7364">
            <text:p>0,7364</text:p>
          </table:table-cell>
          <table:table-cell office:value-type="float" office:value="0.7331">
            <text:p>0,7331</text:p>
          </table:table-cell>
          <table:table-cell office:value-type="float" office:value="0.7298">
            <text:p>0,7298</text:p>
          </table:table-cell>
          <table:table-cell office:value-type="float" office:value="0.5387">
            <text:p>0,5387</text:p>
          </table:table-cell>
          <table:table-cell table:number-columns-repeated="2" office:value-type="float" office:value="0.5618">
            <text:p>0,5618</text:p>
          </table:table-cell>
          <table:table-cell office:value-type="float" office:value="0.5568">
            <text:p>0,5568</text:p>
          </table:table-cell>
          <table:table-cell office:value-type="float" office:value="0.5486">
            <text:p>0,5486</text:p>
          </table:table-cell>
          <table:table-cell office:value-type="float" office:value="0.7825">
            <text:p>0,7825</text:p>
          </table:table-cell>
          <table:table-cell office:value-type="float" office:value="0.7727">
            <text:p>0,7727</text:p>
          </table:table-cell>
          <table:table-cell office:value-type="float" office:value="0.7974">
            <text:p>0,7974</text:p>
          </table:table-cell>
          <table:table-cell office:value-type="float" office:value="0.7694">
            <text:p>0,7694</text:p>
          </table:table-cell>
          <table:table-cell office:value-type="float" office:value="0.7875">
            <text:p>0,7875</text:p>
          </table:table-cell>
          <table:table-cell/>
          <table:table-cell table:formula="of:=SUM([.C14:.G14])/5" office:value-type="float" office:value="0.45208">
            <text:p>0,45208</text:p>
          </table:table-cell>
          <table:table-cell table:formula="of:=SUM([.H14:.L14])/5" office:value-type="float" office:value="0.73442">
            <text:p>0,73442</text:p>
          </table:table-cell>
          <table:table-cell table:formula="of:=SUM([.M14:.Q14])/5" office:value-type="float" office:value="0.55354">
            <text:p>0,55354</text:p>
          </table:table-cell>
          <table:table-cell table:formula="of:=SUM([.R14:.V14])/5" office:value-type="float" office:value="0.7819">
            <text:p>0,7819</text:p>
          </table:table-cell>
          <table:table-cell/>
          <table:table-cell table:formula="of:=([.Y14]/[.Z14])" office:value-type="float" office:value="1.3267695198179">
            <text:p>1,3267695198</text:p>
          </table:table-cell>
          <table:table-cell table:formula="of:=[.X14]/[.AA14]" office:value-type="float" office:value="0.578181353114209">
            <text:p>0,5781813531</text:p>
          </table:table-cell>
          <table:table-cell table:formula="of:=([.AC14]-[.AD14])/([.AC14]+2*[.AD14])" office:value-type="float" office:value="0.301469313172905">
            <text:p>0,3014693132</text:p>
          </table:table-cell>
          <table:table-cell/>
        </table:table-row>
        <table:table-row table:style-name="ro1">
          <table:table-cell office:value-type="float" office:value="28.23">
            <text:p>28,23</text:p>
          </table:table-cell>
          <table:table-cell office:value-type="float" office:value="28.26">
            <text:p>28,26</text:p>
          </table:table-cell>
          <table:table-cell office:value-type="float" office:value="0.4543">
            <text:p>0,4543</text:p>
          </table:table-cell>
          <table:table-cell office:value-type="float" office:value="0.4646">
            <text:p>0,4646</text:p>
          </table:table-cell>
          <table:table-cell office:value-type="float" office:value="0.4563">
            <text:p>0,4563</text:p>
          </table:table-cell>
          <table:table-cell office:value-type="float" office:value="0.4662">
            <text:p>0,4662</text:p>
          </table:table-cell>
          <table:table-cell office:value-type="float" office:value="0.4514">
            <text:p>0,4514</text:p>
          </table:table-cell>
          <table:table-cell office:value-type="float" office:value="0.71">
            <text:p>0,71</text:p>
          </table:table-cell>
          <table:table-cell office:value-type="float" office:value="0.687">
            <text:p>0,687</text:p>
          </table:table-cell>
          <table:table-cell office:value-type="float" office:value="0.7166">
            <text:p>0,7166</text:p>
          </table:table-cell>
          <table:table-cell office:value-type="float" office:value="0.6936">
            <text:p>0,6936</text:p>
          </table:table-cell>
          <table:table-cell office:value-type="float" office:value="0.6903">
            <text:p>0,6903</text:p>
          </table:table-cell>
          <table:table-cell office:value-type="float" office:value="0.5684">
            <text:p>0,5684</text:p>
          </table:table-cell>
          <table:table-cell office:value-type="float" office:value="0.5552">
            <text:p>0,5552</text:p>
          </table:table-cell>
          <table:table-cell office:value-type="float" office:value="0.5618">
            <text:p>0,5618</text:p>
          </table:table-cell>
          <table:table-cell office:value-type="float" office:value="0.5453">
            <text:p>0,5453</text:p>
          </table:table-cell>
          <table:table-cell office:value-type="float" office:value="0.5519">
            <text:p>0,5519</text:p>
          </table:table-cell>
          <table:table-cell office:value-type="float" office:value="0.7891">
            <text:p>0,7891</text:p>
          </table:table-cell>
          <table:table-cell office:value-type="float" office:value="0.776">
            <text:p>0,776</text:p>
          </table:table-cell>
          <table:table-cell office:value-type="float" office:value="0.7727">
            <text:p>0,7727</text:p>
          </table:table-cell>
          <table:table-cell office:value-type="float" office:value="0.7792">
            <text:p>0,7792</text:p>
          </table:table-cell>
          <table:table-cell office:value-type="float" office:value="0.7875">
            <text:p>0,7875</text:p>
          </table:table-cell>
          <table:table-cell/>
          <table:table-cell table:formula="of:=SUM([.C15:.G15])/5" office:value-type="float" office:value="0.45856">
            <text:p>0,45856</text:p>
          </table:table-cell>
          <table:table-cell table:formula="of:=SUM([.H15:.L15])/5" office:value-type="float" office:value="0.6995">
            <text:p>0,6995</text:p>
          </table:table-cell>
          <table:table-cell table:formula="of:=SUM([.M15:.Q15])/5" office:value-type="float" office:value="0.55652">
            <text:p>0,55652</text:p>
          </table:table-cell>
          <table:table-cell table:formula="of:=SUM([.R15:.V15])/5" office:value-type="float" office:value="0.7809">
            <text:p>0,7809</text:p>
          </table:table-cell>
          <table:table-cell/>
          <table:table-cell table:formula="of:=([.Y15]/[.Z15])" office:value-type="float" office:value="1.25691799036872">
            <text:p>1,2569179904</text:p>
          </table:table-cell>
          <table:table-cell table:formula="of:=[.X15]/[.AA15]" office:value-type="float" office:value="0.587219874503778">
            <text:p>0,5872198745</text:p>
          </table:table-cell>
          <table:table-cell table:formula="of:=([.AC15]-[.AD15])/([.AC15]+2*[.AD15])" office:value-type="float" office:value="0.275442031840507">
            <text:p>0,2754420318</text:p>
          </table:table-cell>
          <table:table-cell/>
        </table:table-row>
        <table:table-row table:style-name="ro1">
          <table:table-cell office:value-type="float" office:value="28.68">
            <text:p>28,68</text:p>
          </table:table-cell>
          <table:table-cell office:value-type="float" office:value="28.76">
            <text:p>28,76</text:p>
          </table:table-cell>
          <table:table-cell office:value-type="float" office:value="0.4267">
            <text:p>0,4267</text:p>
          </table:table-cell>
          <table:table-cell office:value-type="float" office:value="0.4316">
            <text:p>0,4316</text:p>
          </table:table-cell>
          <table:table-cell office:value-type="float" office:value="0.4234">
            <text:p>0,4234</text:p>
          </table:table-cell>
          <table:table-cell office:value-type="float" office:value="0.4399">
            <text:p>0,4399</text:p>
          </table:table-cell>
          <table:table-cell office:value-type="float" office:value="0.4481">
            <text:p>0,4481</text:p>
          </table:table-cell>
          <table:table-cell office:value-type="float" office:value="0.631">
            <text:p>0,631</text:p>
          </table:table-cell>
          <table:table-cell office:value-type="float" office:value="0.6475">
            <text:p>0,6475</text:p>
          </table:table-cell>
          <table:table-cell office:value-type="float" office:value="0.6573">
            <text:p>0,6573</text:p>
          </table:table-cell>
          <table:table-cell office:value-type="float" office:value="0.6524">
            <text:p>0,6524</text:p>
          </table:table-cell>
          <table:table-cell office:value-type="float" office:value="0.654">
            <text:p>0,654</text:p>
          </table:table-cell>
          <table:table-cell office:value-type="float" office:value="0.5321">
            <text:p>0,5321</text:p>
          </table:table-cell>
          <table:table-cell office:value-type="float" office:value="0.5354">
            <text:p>0,5354</text:p>
          </table:table-cell>
          <table:table-cell office:value-type="float" office:value="0.5585">
            <text:p>0,5585</text:p>
          </table:table-cell>
          <table:table-cell office:value-type="float" office:value="0.5618">
            <text:p>0,5618</text:p>
          </table:table-cell>
          <table:table-cell office:value-type="float" office:value="0.5651">
            <text:p>0,5651</text:p>
          </table:table-cell>
          <table:table-cell office:value-type="float" office:value="0.7512">
            <text:p>0,7512</text:p>
          </table:table-cell>
          <table:table-cell office:value-type="float" office:value="0.7595">
            <text:p>0,7595</text:p>
          </table:table-cell>
          <table:table-cell table:number-columns-repeated="2" office:value-type="float" office:value="0.7331">
            <text:p>0,7331</text:p>
          </table:table-cell>
          <table:table-cell office:value-type="float" office:value="0.7364">
            <text:p>0,7364</text:p>
          </table:table-cell>
          <table:table-cell/>
          <table:table-cell table:formula="of:=SUM([.C16:.G16])/5" office:value-type="float" office:value="0.43394">
            <text:p>0,43394</text:p>
          </table:table-cell>
          <table:table-cell table:formula="of:=SUM([.H16:.L16])/5" office:value-type="float" office:value="0.64844">
            <text:p>0,64844</text:p>
          </table:table-cell>
          <table:table-cell table:formula="of:=SUM([.M16:.Q16])/5" office:value-type="float" office:value="0.55058">
            <text:p>0,55058</text:p>
          </table:table-cell>
          <table:table-cell table:formula="of:=SUM([.R16:.V16])/5" office:value-type="float" office:value="0.74266">
            <text:p>0,74266</text:p>
          </table:table-cell>
          <table:table-cell/>
          <table:table-cell table:formula="of:=([.Y16]/[.Z16])" office:value-type="float" office:value="1.17773983798903">
            <text:p>1,177739838</text:p>
          </table:table-cell>
          <table:table-cell table:formula="of:=[.X16]/[.AA16]" office:value-type="float" office:value="0.584305065575095">
            <text:p>0,5843050656</text:p>
          </table:table-cell>
          <table:table-cell table:formula="of:=([.AC16]-[.AD16])/([.AC16]+2*[.AD16])" office:value-type="float" office:value="0.252918268893895">
            <text:p>0,2529182689</text:p>
          </table:table-cell>
          <table:table-cell/>
        </table:table-row>
        <table:table-row table:style-name="ro1">
          <table:table-cell office:value-type="float" office:value="29.26">
            <text:p>29,26</text:p>
          </table:table-cell>
          <table:table-cell office:value-type="float" office:value="29.41">
            <text:p>29,41</text:p>
          </table:table-cell>
          <table:table-cell office:value-type="float" office:value="0.4398">
            <text:p>0,4398</text:p>
          </table:table-cell>
          <table:table-cell office:value-type="float" office:value="0.4366">
            <text:p>0,4366</text:p>
          </table:table-cell>
          <table:table-cell office:value-type="float" office:value="0.4399">
            <text:p>0,4399</text:p>
          </table:table-cell>
          <table:table-cell office:value-type="float" office:value="0.4333">
            <text:p>0,4333</text:p>
          </table:table-cell>
          <table:table-cell office:value-type="float" office:value="0.4382">
            <text:p>0,4382</text:p>
          </table:table-cell>
          <table:table-cell office:value-type="float" office:value="0.654">
            <text:p>0,654</text:p>
          </table:table-cell>
          <table:table-cell table:number-columns-repeated="2" office:value-type="float" office:value="0.6606">
            <text:p>0,6606</text:p>
          </table:table-cell>
          <table:table-cell office:value-type="float" office:value="0.6475">
            <text:p>0,6475</text:p>
          </table:table-cell>
          <table:table-cell office:value-type="float" office:value="0.6409">
            <text:p>0,6409</text:p>
          </table:table-cell>
          <table:table-cell office:value-type="float" office:value="0.5536">
            <text:p>0,5536</text:p>
          </table:table-cell>
          <table:table-cell office:value-type="float" office:value="0.5354">
            <text:p>0,5354</text:p>
          </table:table-cell>
          <table:table-cell office:value-type="float" office:value="0.542">
            <text:p>0,542</text:p>
          </table:table-cell>
          <table:table-cell office:value-type="float" office:value="0.5618">
            <text:p>0,5618</text:p>
          </table:table-cell>
          <table:table-cell office:value-type="float" office:value="0.5552">
            <text:p>0,5552</text:p>
          </table:table-cell>
          <table:table-cell office:value-type="float" office:value="0.7496">
            <text:p>0,7496</text:p>
          </table:table-cell>
          <table:table-cell office:value-type="float" office:value="0.7562">
            <text:p>0,7562</text:p>
          </table:table-cell>
          <table:table-cell office:value-type="float" office:value="0.776">
            <text:p>0,776</text:p>
          </table:table-cell>
          <table:table-cell office:value-type="float" office:value="0.7479">
            <text:p>0,7479</text:p>
          </table:table-cell>
          <table:table-cell office:value-type="float" office:value="0.7562">
            <text:p>0,7562</text:p>
          </table:table-cell>
          <table:table-cell/>
          <table:table-cell table:formula="of:=SUM([.C17:.G17])/5" office:value-type="float" office:value="0.43756">
            <text:p>0,43756</text:p>
          </table:table-cell>
          <table:table-cell table:formula="of:=SUM([.H17:.L17])/5" office:value-type="float" office:value="0.65272">
            <text:p>0,65272</text:p>
          </table:table-cell>
          <table:table-cell table:formula="of:=SUM([.M17:.Q17])/5" office:value-type="float" office:value="0.5496">
            <text:p>0,5496</text:p>
          </table:table-cell>
          <table:table-cell table:formula="of:=SUM([.R17:.V17])/5" office:value-type="float" office:value="0.75718">
            <text:p>0,75718</text:p>
          </table:table-cell>
          <table:table-cell/>
          <table:table-cell table:formula="of:=([.Y17]/[.Z17])" office:value-type="float" office:value="1.18762736535662">
            <text:p>1,1876273654</text:p>
          </table:table-cell>
          <table:table-cell table:formula="of:=[.X17]/[.AA17]" office:value-type="float" office:value="0.577881085078845">
            <text:p>0,5778810851</text:p>
          </table:table-cell>
          <table:table-cell table:formula="of:=([.AC17]-[.AD17])/([.AC17]+2*[.AD17])" office:value-type="float" office:value="0.260198430963785">
            <text:p>0,260198431</text:p>
          </table:table-cell>
          <table:table-cell/>
        </table:table-row>
        <table:table-row table:style-name="ro1">
          <table:table-cell office:value-type="float" office:value="29.98">
            <text:p>29,98</text:p>
          </table:table-cell>
          <table:table-cell office:value-type="float" office:value="30.07">
            <text:p>30,07</text:p>
          </table:table-cell>
          <table:table-cell office:value-type="float" office:value="0.4563">
            <text:p>0,4563</text:p>
          </table:table-cell>
          <table:table-cell office:value-type="float" office:value="0.458">
            <text:p>0,458</text:p>
          </table:table-cell>
          <table:table-cell office:value-type="float" office:value="0.4432">
            <text:p>0,4432</text:p>
          </table:table-cell>
          <table:table-cell office:value-type="float" office:value="0.4613">
            <text:p>0,4613</text:p>
          </table:table-cell>
          <table:table-cell office:value-type="float" office:value="0.4761">
            <text:p>0,4761</text:p>
          </table:table-cell>
          <table:table-cell office:value-type="float" office:value="0.6475">
            <text:p>0,6475</text:p>
          </table:table-cell>
          <table:table-cell office:value-type="float" office:value="0.6606">
            <text:p>0,6606</text:p>
          </table:table-cell>
          <table:table-cell office:value-type="float" office:value="0.6475">
            <text:p>0,6475</text:p>
          </table:table-cell>
          <table:table-cell office:value-type="float" office:value="0.6606">
            <text:p>0,6606</text:p>
          </table:table-cell>
          <table:table-cell office:value-type="float" office:value="0.6343">
            <text:p>0,6343</text:p>
          </table:table-cell>
          <table:table-cell office:value-type="float" office:value="0.5898">
            <text:p>0,5898</text:p>
          </table:table-cell>
          <table:table-cell office:value-type="float" office:value="0.5651">
            <text:p>0,5651</text:p>
          </table:table-cell>
          <table:table-cell office:value-type="float" office:value="0.5816">
            <text:p>0,5816</text:p>
          </table:table-cell>
          <table:table-cell office:value-type="float" office:value="0.5766">
            <text:p>0,5766</text:p>
          </table:table-cell>
          <table:table-cell office:value-type="float" office:value="0.5552">
            <text:p>0,5552</text:p>
          </table:table-cell>
          <table:table-cell office:value-type="float" office:value="0.7924">
            <text:p>0,7924</text:p>
          </table:table-cell>
          <table:table-cell office:value-type="float" office:value="0.8007">
            <text:p>0,8007</text:p>
          </table:table-cell>
          <table:table-cell office:value-type="float" office:value="0.7825">
            <text:p>0,7825</text:p>
          </table:table-cell>
          <table:table-cell office:value-type="float" office:value="0.7908">
            <text:p>0,7908</text:p>
          </table:table-cell>
          <table:table-cell office:value-type="float" office:value="0.8056">
            <text:p>0,8056</text:p>
          </table:table-cell>
          <table:table-cell/>
          <table:table-cell table:formula="of:=SUM([.C18:.G18])/5" office:value-type="float" office:value="0.45898">
            <text:p>0,45898</text:p>
          </table:table-cell>
          <table:table-cell table:formula="of:=SUM([.H18:.L18])/5" office:value-type="float" office:value="0.6501">
            <text:p>0,6501</text:p>
          </table:table-cell>
          <table:table-cell table:formula="of:=SUM([.M18:.Q18])/5" office:value-type="float" office:value="0.57366">
            <text:p>0,57366</text:p>
          </table:table-cell>
          <table:table-cell table:formula="of:=SUM([.R18:.V18])/5" office:value-type="float" office:value="0.7944">
            <text:p>0,7944</text:p>
          </table:table-cell>
          <table:table-cell/>
          <table:table-cell table:formula="of:=([.Y18]/[.Z18])" office:value-type="float" office:value="1.1332496600774">
            <text:p>1,1332496601</text:p>
          </table:table-cell>
          <table:table-cell table:formula="of:=[.X18]/[.AA18]" office:value-type="float" office:value="0.577769385699899">
            <text:p>0,5777693857</text:p>
          </table:table-cell>
          <table:table-cell table:formula="of:=([.AC18]-[.AD18])/([.AC18]+2*[.AD18])" office:value-type="float" office:value="0.242696208499703">
            <text:p>0,2426962085</text:p>
          </table:table-cell>
          <table:table-cell/>
        </table:table-row>
        <table:table-row table:style-name="ro1">
          <table:table-cell office:value-type="float" office:value="30.72">
            <text:p>30,72</text:p>
          </table:table-cell>
          <table:table-cell office:value-type="float" office:value="30.76">
            <text:p>30,76</text:p>
          </table:table-cell>
          <table:table-cell office:value-type="float" office:value="0.4498">
            <text:p>0,4498</text:p>
          </table:table-cell>
          <table:table-cell office:value-type="float" office:value="0.4283">
            <text:p>0,4283</text:p>
          </table:table-cell>
          <table:table-cell office:value-type="float" office:value="0.4415">
            <text:p>0,4415</text:p>
          </table:table-cell>
          <table:table-cell table:number-columns-repeated="2" office:value-type="float" office:value="0.4333">
            <text:p>0,4333</text:p>
          </table:table-cell>
          <table:table-cell office:value-type="float" office:value="0.6277">
            <text:p>0,6277</text:p>
          </table:table-cell>
          <table:table-cell office:value-type="float" office:value="0.5964">
            <text:p>0,5964</text:p>
          </table:table-cell>
          <table:table-cell office:value-type="float" office:value="0.6063">
            <text:p>0,6063</text:p>
          </table:table-cell>
          <table:table-cell office:value-type="float" office:value="0.6145">
            <text:p>0,6145</text:p>
          </table:table-cell>
          <table:table-cell office:value-type="float" office:value="0.6096">
            <text:p>0,6096</text:p>
          </table:table-cell>
          <table:table-cell office:value-type="float" office:value="0.5815">
            <text:p>0,5815</text:p>
          </table:table-cell>
          <table:table-cell office:value-type="float" office:value="0.5816">
            <text:p>0,5816</text:p>
          </table:table-cell>
          <table:table-cell office:value-type="float" office:value="0.57">
            <text:p>0,57</text:p>
          </table:table-cell>
          <table:table-cell office:value-type="float" office:value="0.5816">
            <text:p>0,5816</text:p>
          </table:table-cell>
          <table:table-cell office:value-type="float" office:value="0.5783">
            <text:p>0,5783</text:p>
          </table:table-cell>
          <table:table-cell office:value-type="float" office:value="0.8089">
            <text:p>0,8089</text:p>
          </table:table-cell>
          <table:table-cell office:value-type="float" office:value="0.799">
            <text:p>0,799</text:p>
          </table:table-cell>
          <table:table-cell office:value-type="float" office:value="0.7941">
            <text:p>0,7941</text:p>
          </table:table-cell>
          <table:table-cell office:value-type="float" office:value="0.8171">
            <text:p>0,8171</text:p>
          </table:table-cell>
          <table:table-cell office:value-type="float" office:value="0.7825">
            <text:p>0,7825</text:p>
          </table:table-cell>
          <table:table-cell/>
          <table:table-cell table:formula="of:=SUM([.C19:.G19])/5" office:value-type="float" office:value="0.43724">
            <text:p>0,43724</text:p>
          </table:table-cell>
          <table:table-cell table:formula="of:=SUM([.H19:.L19])/5" office:value-type="float" office:value="0.6109">
            <text:p>0,6109</text:p>
          </table:table-cell>
          <table:table-cell table:formula="of:=SUM([.M19:.Q19])/5" office:value-type="float" office:value="0.5786">
            <text:p>0,5786</text:p>
          </table:table-cell>
          <table:table-cell table:formula="of:=SUM([.R19:.V19])/5" office:value-type="float" office:value="0.80032">
            <text:p>0,80032</text:p>
          </table:table-cell>
          <table:table-cell/>
          <table:table-cell table:formula="of:=([.Y19]/[.Z19])" office:value-type="float" office:value="1.05582440373315">
            <text:p>1,0558244037</text:p>
          </table:table-cell>
          <table:table-cell table:formula="of:=[.X19]/[.AA19]" office:value-type="float" office:value="0.546331467413035">
            <text:p>0,5463314674</text:p>
          </table:table-cell>
          <table:table-cell table:formula="of:=([.AC19]-[.AD19])/([.AC19]+2*[.AD19])" office:value-type="float" office:value="0.237140302005122">
            <text:p>0,237140302</text:p>
          </table:table-cell>
          <table:table-cell/>
        </table:table-row>
        <table:table-row table:style-name="ro1">
          <table:table-cell office:value-type="float" office:value="31.41">
            <text:p>31,41</text:p>
          </table:table-cell>
          <table:table-cell office:value-type="float" office:value="31.39">
            <text:p>31,39</text:p>
          </table:table-cell>
          <table:table-cell office:value-type="float" office:value="0.4267">
            <text:p>0,4267</text:p>
          </table:table-cell>
          <table:table-cell office:value-type="float" office:value="0.4448">
            <text:p>0,4448</text:p>
          </table:table-cell>
          <table:table-cell office:value-type="float" office:value="0.4267">
            <text:p>0,4267</text:p>
          </table:table-cell>
          <table:table-cell office:value-type="float" office:value="0.4201">
            <text:p>0,4201</text:p>
          </table:table-cell>
          <table:table-cell office:value-type="float" office:value="0.4333">
            <text:p>0,4333</text:p>
          </table:table-cell>
          <table:table-cell office:value-type="float" office:value="0.6475">
            <text:p>0,6475</text:p>
          </table:table-cell>
          <table:table-cell office:value-type="float" office:value="0.6277">
            <text:p>0,6277</text:p>
          </table:table-cell>
          <table:table-cell office:value-type="float" office:value="0.6376">
            <text:p>0,6376</text:p>
          </table:table-cell>
          <table:table-cell office:value-type="float" office:value="0.6145">
            <text:p>0,6145</text:p>
          </table:table-cell>
          <table:table-cell office:value-type="float" office:value="0.6277">
            <text:p>0,6277</text:p>
          </table:table-cell>
          <table:table-cell office:value-type="float" office:value="0.5766">
            <text:p>0,5766</text:p>
          </table:table-cell>
          <table:table-cell office:value-type="float" office:value="0.5552">
            <text:p>0,5552</text:p>
          </table:table-cell>
          <table:table-cell office:value-type="float" office:value="0.5651">
            <text:p>0,5651</text:p>
          </table:table-cell>
          <table:table-cell office:value-type="float" office:value="0.5618">
            <text:p>0,5618</text:p>
          </table:table-cell>
          <table:table-cell office:value-type="float" office:value="0.5717">
            <text:p>0,5717</text:p>
          </table:table-cell>
          <table:table-cell table:number-columns-repeated="2" office:value-type="float" office:value="0.776">
            <text:p>0,776</text:p>
          </table:table-cell>
          <table:table-cell office:value-type="float" office:value="0.7957">
            <text:p>0,7957</text:p>
          </table:table-cell>
          <table:table-cell office:value-type="float" office:value="0.8188">
            <text:p>0,8188</text:p>
          </table:table-cell>
          <table:table-cell office:value-type="float" office:value="0.799">
            <text:p>0,799</text:p>
          </table:table-cell>
          <table:table-cell/>
          <table:table-cell table:formula="of:=SUM([.C20:.G20])/5" office:value-type="float" office:value="0.43032">
            <text:p>0,43032</text:p>
          </table:table-cell>
          <table:table-cell table:formula="of:=SUM([.H20:.L20])/5" office:value-type="float" office:value="0.631">
            <text:p>0,631</text:p>
          </table:table-cell>
          <table:table-cell table:formula="of:=SUM([.M20:.Q20])/5" office:value-type="float" office:value="0.56608">
            <text:p>0,56608</text:p>
          </table:table-cell>
          <table:table-cell table:formula="of:=SUM([.R20:.V20])/5" office:value-type="float" office:value="0.7931">
            <text:p>0,7931</text:p>
          </table:table-cell>
          <table:table-cell/>
          <table:table-cell table:formula="of:=([.Y20]/[.Z20])" office:value-type="float" office:value="1.11468343697004">
            <text:p>1,114683437</text:p>
          </table:table-cell>
          <table:table-cell table:formula="of:=[.X20]/[.AA20]" office:value-type="float" office:value="0.542579750346741">
            <text:p>0,5425797503</text:p>
          </table:table-cell>
          <table:table-cell table:formula="of:=([.AC20]-[.AD20])/([.AC20]+2*[.AD20])" office:value-type="float" office:value="0.260065696886041">
            <text:p>0,2600656969</text:p>
          </table:table-cell>
          <table:table-cell/>
        </table:table-row>
        <table:table-row table:style-name="ro1">
          <table:table-cell office:value-type="float" office:value="31.39">
            <text:p>31,39</text:p>
          </table:table-cell>
          <table:table-cell office:value-type="float" office:value="31.35">
            <text:p>31,35</text:p>
          </table:table-cell>
          <table:table-cell office:value-type="float" office:value="4465">
            <text:p>4465</text:p>
          </table:table-cell>
          <table:table-cell office:value-type="float" office:value="4316">
            <text:p>4316</text:p>
          </table:table-cell>
          <table:table-cell office:value-type="float" office:value="4465">
            <text:p>4465</text:p>
          </table:table-cell>
          <table:table-cell office:value-type="float" office:value="4267">
            <text:p>4267</text:p>
          </table:table-cell>
          <table:table-cell office:value-type="float" office:value="4316">
            <text:p>4316</text:p>
          </table:table-cell>
          <table:table-cell office:value-type="float" office:value="6606">
            <text:p>6606</text:p>
          </table:table-cell>
          <table:table-cell office:value-type="float" office:value="6392">
            <text:p>6392</text:p>
          </table:table-cell>
          <table:table-cell office:value-type="float" office:value="6442">
            <text:p>6442</text:p>
          </table:table-cell>
          <table:table-cell office:value-type="float" office:value="6656">
            <text:p>6656</text:p>
          </table:table-cell>
          <table:table-cell office:value-type="float" office:value="6310">
            <text:p>6310</text:p>
          </table:table-cell>
          <table:table-cell office:value-type="float" office:value="5980">
            <text:p>5980</text:p>
          </table:table-cell>
          <table:table-cell office:value-type="float" office:value="6310">
            <text:p>6310</text:p>
          </table:table-cell>
          <table:table-cell office:value-type="float" office:value="5947">
            <text:p>5947</text:p>
          </table:table-cell>
          <table:table-cell office:value-type="float" office:value="6162">
            <text:p>6162</text:p>
          </table:table-cell>
          <table:table-cell office:value-type="float" office:value="6211">
            <text:p>6211</text:p>
          </table:table-cell>
          <table:table-cell office:value-type="float" office:value="8666">
            <text:p>8666</text:p>
          </table:table-cell>
          <table:table-cell office:value-type="float" office:value="8188">
            <text:p>8188</text:p>
          </table:table-cell>
          <table:table-cell office:value-type="float" office:value="8402">
            <text:p>8402</text:p>
          </table:table-cell>
          <table:table-cell office:value-type="float" office:value="8501">
            <text:p>8501</text:p>
          </table:table-cell>
          <table:table-cell office:value-type="float" office:value="8451">
            <text:p>8451</text:p>
          </table:table-cell>
          <table:table-cell/>
          <table:table-cell table:formula="of:=SUM([.C21:.G21])/5" office:value-type="float" office:value="4365.8">
            <text:p>4365,8</text:p>
          </table:table-cell>
          <table:table-cell table:formula="of:=SUM([.H21:.L21])/5" office:value-type="float" office:value="6481.2">
            <text:p>6481,2</text:p>
          </table:table-cell>
          <table:table-cell table:formula="of:=SUM([.M21:.Q21])/5" office:value-type="float" office:value="6122">
            <text:p>6122</text:p>
          </table:table-cell>
          <table:table-cell table:formula="of:=SUM([.R21:.V21])/5" office:value-type="float" office:value="8441.6">
            <text:p>8441,6</text:p>
          </table:table-cell>
          <table:table-cell/>
          <table:table-cell table:formula="of:=([.Y21]/[.Z21])" office:value-type="float" office:value="1.05867363606664">
            <text:p>1,0586736361</text:p>
          </table:table-cell>
          <table:table-cell table:formula="of:=[.X21]/[.AA21]" office:value-type="float" office:value="0.517176838514026">
            <text:p>0,5171768385</text:p>
          </table:table-cell>
          <table:table-cell table:formula="of:=([.AC21]-[.AD21])/([.AC21]+2*[.AD21])" office:value-type="float" office:value="0.258714635095696">
            <text:p>0,2587146351</text:p>
          </table:table-cell>
          <table:table-cell/>
        </table:table-row>
        <table:table-row table:style-name="ro1">
          <table:table-cell office:value-type="float" office:value="32.08">
            <text:p>32,08</text:p>
          </table:table-cell>
          <table:table-cell office:value-type="float" office:value="32.06">
            <text:p>32,06</text:p>
          </table:table-cell>
          <table:table-cell office:value-type="float" office:value="5288">
            <text:p>5288</text:p>
          </table:table-cell>
          <table:table-cell office:value-type="float" office:value="5058">
            <text:p>5058</text:p>
          </table:table-cell>
          <table:table-cell office:value-type="float" office:value="5338">
            <text:p>5338</text:p>
          </table:table-cell>
          <table:table-cell table:number-columns-repeated="2" office:value-type="float" office:value="5354">
            <text:p>5354</text:p>
          </table:table-cell>
          <table:table-cell office:value-type="float" office:value="7858">
            <text:p>7858</text:p>
          </table:table-cell>
          <table:table-cell office:value-type="float" office:value="7825">
            <text:p>7825</text:p>
          </table:table-cell>
          <table:table-cell office:value-type="float" office:value="7595">
            <text:p>7595</text:p>
          </table:table-cell>
          <table:table-cell table:number-columns-repeated="2" office:value-type="float" office:value="7710">
            <text:p>7710</text:p>
          </table:table-cell>
          <table:table-cell office:value-type="float" office:value="6903">
            <text:p>6903</text:p>
          </table:table-cell>
          <table:table-cell office:value-type="float" office:value="7067">
            <text:p>7067</text:p>
          </table:table-cell>
          <table:table-cell office:value-type="float" office:value="7051">
            <text:p>7051</text:p>
          </table:table-cell>
          <table:table-cell office:value-type="float" office:value="7265">
            <text:p>7265</text:p>
          </table:table-cell>
          <table:table-cell office:value-type="float" office:value="7133">
            <text:p>7133</text:p>
          </table:table-cell>
          <table:table-cell office:value-type="float" office:value="9835">
            <text:p>9835</text:p>
          </table:table-cell>
          <table:table-cell office:value-type="float" office:value="9555">
            <text:p>9555</text:p>
          </table:table-cell>
          <table:table-cell office:value-type="float" office:value="9769">
            <text:p>9769</text:p>
          </table:table-cell>
          <table:table-cell office:value-type="float" office:value="9736">
            <text:p>9736</text:p>
          </table:table-cell>
          <table:table-cell office:value-type="float" office:value="9934">
            <text:p>9934</text:p>
          </table:table-cell>
          <table:table-cell/>
          <table:table-cell table:formula="of:=SUM([.C22:.G22])/5" office:value-type="float" office:value="5278.4">
            <text:p>5278,4</text:p>
          </table:table-cell>
          <table:table-cell table:formula="of:=SUM([.H22:.L22])/5" office:value-type="float" office:value="7739.6">
            <text:p>7739,6</text:p>
          </table:table-cell>
          <table:table-cell table:formula="of:=SUM([.M22:.Q22])/5" office:value-type="float" office:value="7083.8">
            <text:p>7083,8</text:p>
          </table:table-cell>
          <table:table-cell table:formula="of:=SUM([.R22:.V22])/5" office:value-type="float" office:value="9765.8">
            <text:p>9765,8</text:p>
          </table:table-cell>
          <table:table-cell/>
          <table:table-cell table:formula="of:=([.Y22]/[.Z22])" office:value-type="float" office:value="1.09257743019283">
            <text:p>1,0925774302</text:p>
          </table:table-cell>
          <table:table-cell table:formula="of:=[.X22]/[.AA22]" office:value-type="float" office:value="0.540498474267341">
            <text:p>0,5404984743</text:p>
          </table:table-cell>
          <table:table-cell table:formula="of:=([.AC22]-[.AD22])/([.AC22]+2*[.AD22])" office:value-type="float" office:value="0.253995888674718">
            <text:p>0,2539958887</text:p>
          </table:table-cell>
          <table:table-cell/>
        </table:table-row>
        <table:table-row table:style-name="ro1">
          <table:table-cell office:value-type="float" office:value="32.89">
            <text:p>32,89</text:p>
          </table:table-cell>
          <table:table-cell office:value-type="float" office:value="32.97">
            <text:p>32,97</text:p>
          </table:table-cell>
          <table:table-cell office:value-type="float" office:value="6162">
            <text:p>6162</text:p>
          </table:table-cell>
          <table:table-cell office:value-type="float" office:value="5832">
            <text:p>5832</text:p>
          </table:table-cell>
          <table:table-cell office:value-type="float" office:value="6046">
            <text:p>6046</text:p>
          </table:table-cell>
          <table:table-cell office:value-type="float" office:value="6309">
            <text:p>6309</text:p>
          </table:table-cell>
          <table:table-cell office:value-type="float" office:value="6277">
            <text:p>6277</text:p>
          </table:table-cell>
          <table:table-cell office:value-type="float" office:value="8764">
            <text:p>8764</text:p>
          </table:table-cell>
          <table:table-cell office:value-type="float" office:value="8583">
            <text:p>8583</text:p>
          </table:table-cell>
          <table:table-cell office:value-type="float" office:value="8632">
            <text:p>8632</text:p>
          </table:table-cell>
          <table:table-cell office:value-type="float" office:value="8764">
            <text:p>8764</text:p>
          </table:table-cell>
          <table:table-cell office:value-type="float" office:value="8583">
            <text:p>8583</text:p>
          </table:table-cell>
          <table:table-cell office:value-type="float" office:value="7463">
            <text:p>7463</text:p>
          </table:table-cell>
          <table:table-cell office:value-type="float" office:value="7776">
            <text:p>7776</text:p>
          </table:table-cell>
          <table:table-cell office:value-type="float" office:value="7348">
            <text:p>7348</text:p>
          </table:table-cell>
          <table:table-cell office:value-type="float" office:value="7628">
            <text:p>7628</text:p>
          </table:table-cell>
          <table:table-cell office:value-type="float" office:value="7661">
            <text:p>7661</text:p>
          </table:table-cell>
          <table:table-cell office:value-type="float" office:value="10445">
            <text:p>10445</text:p>
          </table:table-cell>
          <table:table-cell office:value-type="float" office:value="10527">
            <text:p>10527</text:p>
          </table:table-cell>
          <table:table-cell office:value-type="float" office:value="10610">
            <text:p>10610</text:p>
          </table:table-cell>
          <table:table-cell office:value-type="float" office:value="10494">
            <text:p>10494</text:p>
          </table:table-cell>
          <table:table-cell office:value-type="float" office:value="10280">
            <text:p>10280</text:p>
          </table:table-cell>
          <table:table-cell/>
          <table:table-cell table:formula="of:=SUM([.C23:.G23])/5" office:value-type="float" office:value="6125.2">
            <text:p>6125,2</text:p>
          </table:table-cell>
          <table:table-cell table:formula="of:=SUM([.H23:.L23])/5" office:value-type="float" office:value="8665.2">
            <text:p>8665,2</text:p>
          </table:table-cell>
          <table:table-cell table:formula="of:=SUM([.M23:.Q23])/5" office:value-type="float" office:value="7575.2">
            <text:p>7575,2</text:p>
          </table:table-cell>
          <table:table-cell table:formula="of:=SUM([.R23:.V23])/5" office:value-type="float" office:value="10471.2">
            <text:p>10471,2</text:p>
          </table:table-cell>
          <table:table-cell/>
          <table:table-cell table:formula="of:=([.Y23]/[.Z23])" office:value-type="float" office:value="1.14389059034745">
            <text:p>1,1438905903</text:p>
          </table:table-cell>
          <table:table-cell table:formula="of:=[.X23]/[.AA23]" office:value-type="float" office:value="0.584956833982734">
            <text:p>0,584956834</text:p>
          </table:table-cell>
          <table:table-cell table:formula="of:=([.AC23]-[.AD23])/([.AC23]+2*[.AD23])" office:value-type="float" office:value="0.241564840395037">
            <text:p>0,2415648404</text:p>
          </table:table-cell>
          <table:table-cell office:value-type="string">
            <text:p>shake after this measurement</text:p>
          </table:table-cell>
        </table:table-row>
        <table:table-row table:style-name="ro1">
          <table:table-cell office:value-type="float" office:value="33.86">
            <text:p>33,86</text:p>
          </table:table-cell>
          <table:table-cell office:value-type="float" office:value="33.83">
            <text:p>33,83</text:p>
          </table:table-cell>
          <table:table-cell office:value-type="float" office:value="6409">
            <text:p>6409</text:p>
          </table:table-cell>
          <table:table-cell office:value-type="float" office:value="6227">
            <text:p>6227</text:p>
          </table:table-cell>
          <table:table-cell office:value-type="float" office:value="6178">
            <text:p>6178</text:p>
          </table:table-cell>
          <table:table-cell office:value-type="float" office:value="6129">
            <text:p>6129</text:p>
          </table:table-cell>
          <table:table-cell office:value-type="float" office:value="6277">
            <text:p>6277</text:p>
          </table:table-cell>
          <table:table-cell office:value-type="float" office:value="8451">
            <text:p>8451</text:p>
          </table:table-cell>
          <table:table-cell office:value-type="float" office:value="8616">
            <text:p>8616</text:p>
          </table:table-cell>
          <table:table-cell office:value-type="float" office:value="8370">
            <text:p>8370</text:p>
          </table:table-cell>
          <table:table-cell office:value-type="float" office:value="8419">
            <text:p>8419</text:p>
          </table:table-cell>
          <table:table-cell office:value-type="float" office:value="8633">
            <text:p>8633</text:p>
          </table:table-cell>
          <table:table-cell table:number-columns-repeated="2" office:value-type="float" office:value="7842">
            <text:p>7842</text:p>
          </table:table-cell>
          <table:table-cell office:value-type="float" office:value="7875">
            <text:p>7875</text:p>
          </table:table-cell>
          <table:table-cell table:number-columns-repeated="2" office:value-type="float" office:value="7891">
            <text:p>7891</text:p>
          </table:table-cell>
          <table:table-cell office:value-type="float" office:value="11005">
            <text:p>11005</text:p>
          </table:table-cell>
          <table:table-cell office:value-type="float" office:value="11120">
            <text:p>11120</text:p>
          </table:table-cell>
          <table:table-cell office:value-type="float" office:value="11186">
            <text:p>11186</text:p>
          </table:table-cell>
          <table:table-cell office:value-type="float" office:value="11137">
            <text:p>11137</text:p>
          </table:table-cell>
          <table:table-cell office:value-type="float" office:value="11417">
            <text:p>11417</text:p>
          </table:table-cell>
          <table:table-cell/>
          <table:table-cell table:formula="of:=SUM([.C24:.G24])/5" office:value-type="float" office:value="6244">
            <text:p>6244</text:p>
          </table:table-cell>
          <table:table-cell table:formula="of:=SUM([.H24:.L24])/5" office:value-type="float" office:value="8497.8">
            <text:p>8497,8</text:p>
          </table:table-cell>
          <table:table-cell table:formula="of:=SUM([.M24:.Q24])/5" office:value-type="float" office:value="7868.2">
            <text:p>7868,2</text:p>
          </table:table-cell>
          <table:table-cell table:formula="of:=SUM([.R24:.V24])/5" office:value-type="float" office:value="11173">
            <text:p>11173</text:p>
          </table:table-cell>
          <table:table-cell/>
          <table:table-cell table:formula="of:=([.Y24]/[.Z24])" office:value-type="float" office:value="1.0800183015175">
            <text:p>1,0800183015</text:p>
          </table:table-cell>
          <table:table-cell table:formula="of:=[.X24]/[.AA24]" office:value-type="float" office:value="0.558847220979146">
            <text:p>0,558847221</text:p>
          </table:table-cell>
          <table:table-cell table:formula="of:=([.AC24]-[.AD24])/([.AC24]+2*[.AD24])" office:value-type="float" office:value="0.23714249375198">
            <text:p>0,2371424938</text:p>
          </table:table-cell>
          <table:table-cell/>
        </table:table-row>
        <table:table-row table:style-name="ro1">
          <table:table-cell office:value-type="float" office:value="35.29">
            <text:p>35,29</text:p>
          </table:table-cell>
          <table:table-cell office:value-type="float" office:value="35.27">
            <text:p>35,27</text:p>
          </table:table-cell>
          <table:table-cell office:value-type="float" office:value="6310">
            <text:p>6310</text:p>
          </table:table-cell>
          <table:table-cell table:number-columns-repeated="2" office:value-type="float" office:value="6277">
            <text:p>6277</text:p>
          </table:table-cell>
          <table:table-cell office:value-type="float" office:value="6310">
            <text:p>6310</text:p>
          </table:table-cell>
          <table:table-cell office:value-type="float" office:value="6376">
            <text:p>6376</text:p>
          </table:table-cell>
          <table:table-cell office:value-type="float" office:value="9028">
            <text:p>9028</text:p>
          </table:table-cell>
          <table:table-cell office:value-type="float" office:value="9076">
            <text:p>9076</text:p>
          </table:table-cell>
          <table:table-cell office:value-type="float" office:value="9259">
            <text:p>9259</text:p>
          </table:table-cell>
          <table:table-cell office:value-type="float" office:value="9045">
            <text:p>9045</text:p>
          </table:table-cell>
          <table:table-cell office:value-type="float" office:value="9269">
            <text:p>9269</text:p>
          </table:table-cell>
          <table:table-cell office:value-type="float" office:value="8056">
            <text:p>8056</text:p>
          </table:table-cell>
          <table:table-cell office:value-type="float" office:value="8073">
            <text:p>8073</text:p>
          </table:table-cell>
          <table:table-cell office:value-type="float" office:value="8171">
            <text:p>8171</text:p>
          </table:table-cell>
          <table:table-cell office:value-type="float" office:value="8155">
            <text:p>8155</text:p>
          </table:table-cell>
          <table:table-cell office:value-type="float" office:value="8122">
            <text:p>8122</text:p>
          </table:table-cell>
          <table:table-cell office:value-type="float" office:value="11285">
            <text:p>11285</text:p>
          </table:table-cell>
          <table:table-cell office:value-type="float" office:value="10972">
            <text:p>10972</text:p>
          </table:table-cell>
          <table:table-cell office:value-type="float" office:value="11252">
            <text:p>11252</text:p>
          </table:table-cell>
          <table:table-cell office:value-type="float" office:value="11087">
            <text:p>11087</text:p>
          </table:table-cell>
          <table:table-cell office:value-type="float" office:value="11219">
            <text:p>11219</text:p>
          </table:table-cell>
          <table:table-cell/>
          <table:table-cell table:formula="of:=SUM([.C25:.G25])/5" office:value-type="float" office:value="6310">
            <text:p>6310</text:p>
          </table:table-cell>
          <table:table-cell table:formula="of:=SUM([.H25:.L25])/5" office:value-type="float" office:value="9135.4">
            <text:p>9135,4</text:p>
          </table:table-cell>
          <table:table-cell table:formula="of:=SUM([.M25:.Q25])/5" office:value-type="float" office:value="8115.4">
            <text:p>8115,4</text:p>
          </table:table-cell>
          <table:table-cell table:formula="of:=SUM([.R25:.V25])/5" office:value-type="float" office:value="11163">
            <text:p>11163</text:p>
          </table:table-cell>
          <table:table-cell/>
          <table:table-cell table:formula="of:=([.Y25]/[.Z25])" office:value-type="float" office:value="1.12568696552234">
            <text:p>1,1256869655</text:p>
          </table:table-cell>
          <table:table-cell table:formula="of:=[.X25]/[.AA25]" office:value-type="float" office:value="0.565260234703933">
            <text:p>0,5652602347</text:p>
          </table:table-cell>
          <table:table-cell table:formula="of:=([.AC25]-[.AD25])/([.AC25]+2*[.AD25])" office:value-type="float" office:value="0.248393264795595">
            <text:p>0,2483932648</text:p>
          </table:table-cell>
          <table:table-cell/>
        </table:table-row>
        <table:table-row table:style-name="ro1">
          <table:table-cell office:value-type="float" office:value="37.28">
            <text:p>37,28</text:p>
          </table:table-cell>
          <table:table-cell office:value-type="float" office:value="37.2">
            <text:p>37,2</text:p>
          </table:table-cell>
          <table:table-cell office:value-type="float" office:value="6079">
            <text:p>6079</text:p>
          </table:table-cell>
          <table:table-cell office:value-type="float" office:value="6310">
            <text:p>6310</text:p>
          </table:table-cell>
          <table:table-cell office:value-type="float" office:value="6162">
            <text:p>6162</text:p>
          </table:table-cell>
          <table:table-cell office:value-type="float" office:value="6211">
            <text:p>6211</text:p>
          </table:table-cell>
          <table:table-cell office:value-type="float" office:value="6244">
            <text:p>6244</text:p>
          </table:table-cell>
          <table:table-cell office:value-type="float" office:value="7925">
            <text:p>7925</text:p>
          </table:table-cell>
          <table:table-cell office:value-type="float" office:value="7710">
            <text:p>7710</text:p>
          </table:table-cell>
          <table:table-cell office:value-type="float" office:value="7759">
            <text:p>7759</text:p>
          </table:table-cell>
          <table:table-cell office:value-type="float" office:value="7941">
            <text:p>7941</text:p>
          </table:table-cell>
          <table:table-cell office:value-type="float" office:value="7858">
            <text:p>7858</text:p>
          </table:table-cell>
          <table:table-cell office:value-type="float" office:value="7166">
            <text:p>7166</text:p>
          </table:table-cell>
          <table:table-cell office:value-type="float" office:value="7068">
            <text:p>7068</text:p>
          </table:table-cell>
          <table:table-cell office:value-type="float" office:value="7166">
            <text:p>7166</text:p>
          </table:table-cell>
          <table:table-cell office:value-type="float" office:value="7068">
            <text:p>7068</text:p>
          </table:table-cell>
          <table:table-cell office:value-type="float" office:value="7166">
            <text:p>7166</text:p>
          </table:table-cell>
          <table:table-cell office:value-type="float" office:value="9374">
            <text:p>9374</text:p>
          </table:table-cell>
          <table:table-cell office:value-type="float" office:value="9473">
            <text:p>9473</text:p>
          </table:table-cell>
          <table:table-cell office:value-type="float" office:value="9374">
            <text:p>9374</text:p>
          </table:table-cell>
          <table:table-cell office:value-type="float" office:value="9423">
            <text:p>9423</text:p>
          </table:table-cell>
          <table:table-cell office:value-type="float" office:value="9456">
            <text:p>9456</text:p>
          </table:table-cell>
          <table:table-cell/>
          <table:table-cell table:formula="of:=SUM([.C26:.G26])/5" office:value-type="float" office:value="6201.2">
            <text:p>6201,2</text:p>
          </table:table-cell>
          <table:table-cell table:formula="of:=SUM([.H26:.L26])/5" office:value-type="float" office:value="7838.6">
            <text:p>7838,6</text:p>
          </table:table-cell>
          <table:table-cell table:formula="of:=SUM([.M26:.Q26])/5" office:value-type="float" office:value="7126.8">
            <text:p>7126,8</text:p>
          </table:table-cell>
          <table:table-cell table:formula="of:=SUM([.R26:.V26])/5" office:value-type="float" office:value="9420">
            <text:p>9420</text:p>
          </table:table-cell>
          <table:table-cell/>
          <table:table-cell table:formula="of:=([.Y26]/[.Z26])" office:value-type="float" office:value="1.09987652242241">
            <text:p>1,0998765224</text:p>
          </table:table-cell>
          <table:table-cell table:formula="of:=[.X26]/[.AA26]" office:value-type="float" office:value="0.658301486199575">
            <text:p>0,6583014862</text:p>
          </table:table-cell>
          <table:table-cell table:formula="of:=([.AC26]-[.AD26])/([.AC26]+2*[.AD26])" office:value-type="float" office:value="0.182734857535151">
            <text:p>0,1827348575</text:p>
          </table:table-cell>
          <table:table-cell/>
        </table:table-row>
        <table:table-row table:style-name="ro1">
          <table:table-cell office:value-type="float" office:value="37.69">
            <text:p>37,69</text:p>
          </table:table-cell>
          <table:table-cell office:value-type="float" office:value="37.81">
            <text:p>37,81</text:p>
          </table:table-cell>
          <table:table-cell office:value-type="float" office:value="9802">
            <text:p>9802</text:p>
          </table:table-cell>
          <table:table-cell office:value-type="float" office:value="9736">
            <text:p>9736</text:p>
          </table:table-cell>
          <table:table-cell office:value-type="float" office:value="9868">
            <text:p>9868</text:p>
          </table:table-cell>
          <table:table-cell office:value-type="float" office:value="9934">
            <text:p>9934</text:p>
          </table:table-cell>
          <table:table-cell office:value-type="float" office:value="9704">
            <text:p>9704</text:p>
          </table:table-cell>
          <table:table-cell office:value-type="float" office:value="13163">
            <text:p>13163</text:p>
          </table:table-cell>
          <table:table-cell office:value-type="float" office:value="13509">
            <text:p>13509</text:p>
          </table:table-cell>
          <table:table-cell office:value-type="float" office:value="13130">
            <text:p>13130</text:p>
          </table:table-cell>
          <table:table-cell office:value-type="float" office:value="13246">
            <text:p>13246</text:p>
          </table:table-cell>
          <table:table-cell office:value-type="float" office:value="13559">
            <text:p>13559</text:p>
          </table:table-cell>
          <table:table-cell office:value-type="float" office:value="10692">
            <text:p>10692</text:p>
          </table:table-cell>
          <table:table-cell office:value-type="float" office:value="10889">
            <text:p>10889</text:p>
          </table:table-cell>
          <table:table-cell office:value-type="float" office:value="10725">
            <text:p>10725</text:p>
          </table:table-cell>
          <table:table-cell office:value-type="float" office:value="10676">
            <text:p>10676</text:p>
          </table:table-cell>
          <table:table-cell office:value-type="float" office:value="10873">
            <text:p>10873</text:p>
          </table:table-cell>
          <table:table-cell office:value-type="float" office:value="13987">
            <text:p>13987</text:p>
          </table:table-cell>
          <table:table-cell office:value-type="float" office:value="13690">
            <text:p>13690</text:p>
          </table:table-cell>
          <table:table-cell office:value-type="float" office:value="13987">
            <text:p>13987</text:p>
          </table:table-cell>
          <table:table-cell office:value-type="float" office:value="13921">
            <text:p>13921</text:p>
          </table:table-cell>
          <table:table-cell office:value-type="float" office:value="14415">
            <text:p>14415</text:p>
          </table:table-cell>
          <table:table-cell/>
          <table:table-cell table:formula="of:=SUM([.C27:.G27])/5" office:value-type="float" office:value="9808.8">
            <text:p>9808,8</text:p>
          </table:table-cell>
          <table:table-cell table:formula="of:=SUM([.H27:.L27])/5" office:value-type="float" office:value="13321.4">
            <text:p>13321,4</text:p>
          </table:table-cell>
          <table:table-cell table:formula="of:=SUM([.M27:.Q27])/5" office:value-type="float" office:value="10771">
            <text:p>10771</text:p>
          </table:table-cell>
          <table:table-cell table:formula="of:=SUM([.R27:.V27])/5" office:value-type="float" office:value="14000">
            <text:p>14000</text:p>
          </table:table-cell>
          <table:table-cell/>
          <table:table-cell table:formula="of:=([.Y27]/[.Z27])" office:value-type="float" office:value="1.23678395692136">
            <text:p>1,2367839569</text:p>
          </table:table-cell>
          <table:table-cell table:formula="of:=[.X27]/[.AA27]" office:value-type="float" office:value="0.700628571428571">
            <text:p>0,7006285714</text:p>
          </table:table-cell>
          <table:table-cell table:formula="of:=([.AC27]-[.AD27])/([.AC27]+2*[.AD27])" office:value-type="float" office:value="0.203239966783614">
            <text:p>0,2032399668</text:p>
          </table:table-cell>
          <table:table-cell/>
        </table:table-row>
        <table:table-row table:style-name="ro1">
          <table:table-cell table:number-columns-repeated="2" office:value-type="float" office:value="38.8">
            <text:p>38,8</text:p>
          </table:table-cell>
          <table:table-cell office:value-type="float" office:value="7298">
            <text:p>7298</text:p>
          </table:table-cell>
          <table:table-cell office:value-type="float" office:value="7562">
            <text:p>7562</text:p>
          </table:table-cell>
          <table:table-cell office:value-type="float" office:value="7611">
            <text:p>7611</text:p>
          </table:table-cell>
          <table:table-cell office:value-type="float" office:value="7545">
            <text:p>7545</text:p>
          </table:table-cell>
          <table:table-cell office:value-type="float" office:value="7430">
            <text:p>7430</text:p>
          </table:table-cell>
          <table:table-cell table:number-columns-repeated="2" office:value-type="float" office:value="9638">
            <text:p>9638</text:p>
          </table:table-cell>
          <table:table-cell office:value-type="float" office:value="9605">
            <text:p>9605</text:p>
          </table:table-cell>
          <table:table-cell office:value-type="float" office:value="9522">
            <text:p>9522</text:p>
          </table:table-cell>
          <table:table-cell office:value-type="float" office:value="9440">
            <text:p>9440</text:p>
          </table:table-cell>
          <table:table-cell office:value-type="float" office:value="9275">
            <text:p>9275</text:p>
          </table:table-cell>
          <table:table-cell table:number-columns-repeated="2" office:value-type="float" office:value="9110">
            <text:p>9110</text:p>
          </table:table-cell>
          <table:table-cell office:value-type="float" office:value="9160">
            <text:p>9160</text:p>
          </table:table-cell>
          <table:table-cell office:value-type="float" office:value="8880">
            <text:p>8880</text:p>
          </table:table-cell>
          <table:table-cell office:value-type="float" office:value="13394">
            <text:p>13394</text:p>
          </table:table-cell>
          <table:table-cell office:value-type="float" office:value="13213">
            <text:p>13213</text:p>
          </table:table-cell>
          <table:table-cell office:value-type="float" office:value="13328">
            <text:p>13328</text:p>
          </table:table-cell>
          <table:table-cell office:value-type="float" office:value="13690">
            <text:p>13690</text:p>
          </table:table-cell>
          <table:table-cell office:value-type="float" office:value="13262">
            <text:p>13262</text:p>
          </table:table-cell>
          <table:table-cell/>
          <table:table-cell table:formula="of:=SUM([.C28:.G28])/5" office:value-type="float" office:value="7489.2">
            <text:p>7489,2</text:p>
          </table:table-cell>
          <table:table-cell table:formula="of:=SUM([.H28:.L28])/5" office:value-type="float" office:value="9568.6">
            <text:p>9568,6</text:p>
          </table:table-cell>
          <table:table-cell table:formula="of:=SUM([.M28:.Q28])/5" office:value-type="float" office:value="9107">
            <text:p>9107</text:p>
          </table:table-cell>
          <table:table-cell table:formula="of:=SUM([.R28:.V28])/5" office:value-type="float" office:value="13377.4">
            <text:p>13377,4</text:p>
          </table:table-cell>
          <table:table-cell/>
          <table:table-cell table:formula="of:=([.Y28]/[.Z28])" office:value-type="float" office:value="1.05068628527506">
            <text:p>1,0506862853</text:p>
          </table:table-cell>
          <table:table-cell table:formula="of:=[.X28]/[.AA28]" office:value-type="float" office:value="0.559839729693363">
            <text:p>0,5598397297</text:p>
          </table:table-cell>
          <table:table-cell table:formula="of:=([.AC28]-[.AD28])/([.AC28]+2*[.AD28])" office:value-type="float" office:value="0.226158451306643">
            <text:p>0,2261584513</text:p>
          </table:table-cell>
          <table:table-cell/>
        </table:table-row>
        <table:table-row table:style-name="ro1">
          <table:table-cell table:number-columns-repeated="23"/>
          <table:table-cell table:formula="of:=SUM([.C29:.G29])/5" office:value-type="float" office:value="0">
            <text:p>0</text:p>
          </table:table-cell>
          <table:table-cell table:formula="of:=SUM([.H29:.L29])/5" office:value-type="float" office:value="0">
            <text:p>0</text:p>
          </table:table-cell>
          <table:table-cell table:formula="of:=SUM([.M29:.Q29])/5" office:value-type="float" office:value="0">
            <text:p>0</text:p>
          </table:table-cell>
          <table:table-cell table:formula="of:=SUM([.R29:.V29])/5" office:value-type="float" office:value="0">
            <text:p>0</text:p>
          </table:table-cell>
          <table:table-cell/>
          <table:table-cell table:formula="of:=([.Y29]/[.Z29])" office:value-type="float" office:value="0">
            <text:p>#DIV/0!</text:p>
          </table:table-cell>
          <table:table-cell table:formula="of:=[.X29]/[.AA29]" office:value-type="float" office:value="0">
            <text:p>#DIV/0!</text:p>
          </table:table-cell>
          <table:table-cell table:formula="of:=([.AC29]-[.AD29])/([.AC29]+2*[.AD29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0:.G30])/5" office:value-type="float" office:value="0">
            <text:p>0</text:p>
          </table:table-cell>
          <table:table-cell table:formula="of:=SUM([.H30:.L30])/5" office:value-type="float" office:value="0">
            <text:p>0</text:p>
          </table:table-cell>
          <table:table-cell table:formula="of:=SUM([.M30:.Q30])/5" office:value-type="float" office:value="0">
            <text:p>0</text:p>
          </table:table-cell>
          <table:table-cell table:formula="of:=SUM([.R30:.V30])/5" office:value-type="float" office:value="0">
            <text:p>0</text:p>
          </table:table-cell>
          <table:table-cell/>
          <table:table-cell table:formula="of:=([.Y30]/[.Z30])" office:value-type="float" office:value="0">
            <text:p>#DIV/0!</text:p>
          </table:table-cell>
          <table:table-cell table:formula="of:=[.X30]/[.AA30]" office:value-type="float" office:value="0">
            <text:p>#DIV/0!</text:p>
          </table:table-cell>
          <table:table-cell table:formula="of:=([.AC30]-[.AD30])/([.AC30]+2*[.AD30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1:.G31])/5" office:value-type="float" office:value="0">
            <text:p>0</text:p>
          </table:table-cell>
          <table:table-cell table:formula="of:=SUM([.H31:.L31])/5" office:value-type="float" office:value="0">
            <text:p>0</text:p>
          </table:table-cell>
          <table:table-cell table:formula="of:=SUM([.M31:.Q31])/5" office:value-type="float" office:value="0">
            <text:p>0</text:p>
          </table:table-cell>
          <table:table-cell table:formula="of:=SUM([.R31:.V31])/5" office:value-type="float" office:value="0">
            <text:p>0</text:p>
          </table:table-cell>
          <table:table-cell/>
          <table:table-cell table:formula="of:=([.Y31]/[.Z31])" office:value-type="float" office:value="0">
            <text:p>#DIV/0!</text:p>
          </table:table-cell>
          <table:table-cell table:formula="of:=[.X31]/[.AA31]" office:value-type="float" office:value="0">
            <text:p>#DIV/0!</text:p>
          </table:table-cell>
          <table:table-cell table:formula="of:=([.AC31]-[.AD31])/([.AC31]+2*[.AD31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2:.G32])/5" office:value-type="float" office:value="0">
            <text:p>0</text:p>
          </table:table-cell>
          <table:table-cell table:formula="of:=SUM([.H32:.L32])/5" office:value-type="float" office:value="0">
            <text:p>0</text:p>
          </table:table-cell>
          <table:table-cell table:formula="of:=SUM([.M32:.Q32])/5" office:value-type="float" office:value="0">
            <text:p>0</text:p>
          </table:table-cell>
          <table:table-cell table:formula="of:=SUM([.R32:.V32])/5" office:value-type="float" office:value="0">
            <text:p>0</text:p>
          </table:table-cell>
          <table:table-cell/>
          <table:table-cell table:formula="of:=([.Y32]/[.Z32])" office:value-type="float" office:value="0">
            <text:p>#DIV/0!</text:p>
          </table:table-cell>
          <table:table-cell table:formula="of:=[.X32]/[.AA32]" office:value-type="float" office:value="0">
            <text:p>#DIV/0!</text:p>
          </table:table-cell>
          <table:table-cell table:formula="of:=([.AC32]-[.AD32])/([.AC32]+2*[.AD32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3:.G33])/5" office:value-type="float" office:value="0">
            <text:p>0</text:p>
          </table:table-cell>
          <table:table-cell table:formula="of:=SUM([.H33:.L33])/5" office:value-type="float" office:value="0">
            <text:p>0</text:p>
          </table:table-cell>
          <table:table-cell table:formula="of:=SUM([.M33:.Q33])/5" office:value-type="float" office:value="0">
            <text:p>0</text:p>
          </table:table-cell>
          <table:table-cell table:formula="of:=SUM([.R33:.V33])/5" office:value-type="float" office:value="0">
            <text:p>0</text:p>
          </table:table-cell>
          <table:table-cell/>
          <table:table-cell table:formula="of:=([.Y33]/[.Z33])" office:value-type="float" office:value="0">
            <text:p>#DIV/0!</text:p>
          </table:table-cell>
          <table:table-cell table:formula="of:=[.X33]/[.AA33]" office:value-type="float" office:value="0">
            <text:p>#DIV/0!</text:p>
          </table:table-cell>
          <table:table-cell table:formula="of:=([.AC33]-[.AD33])/([.AC33]+2*[.AD33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4:.G34])/5" office:value-type="float" office:value="0">
            <text:p>0</text:p>
          </table:table-cell>
          <table:table-cell table:formula="of:=SUM([.H34:.L34])/5" office:value-type="float" office:value="0">
            <text:p>0</text:p>
          </table:table-cell>
          <table:table-cell table:formula="of:=SUM([.M34:.Q34])/5" office:value-type="float" office:value="0">
            <text:p>0</text:p>
          </table:table-cell>
          <table:table-cell table:formula="of:=SUM([.R34:.V34])/5" office:value-type="float" office:value="0">
            <text:p>0</text:p>
          </table:table-cell>
          <table:table-cell/>
          <table:table-cell table:formula="of:=([.Y34]/[.Z34])" office:value-type="float" office:value="0">
            <text:p>#DIV/0!</text:p>
          </table:table-cell>
          <table:table-cell table:formula="of:=[.X34]/[.AA34]" office:value-type="float" office:value="0">
            <text:p>#DIV/0!</text:p>
          </table:table-cell>
          <table:table-cell table:formula="of:=([.AC34]-[.AD34])/([.AC34]+2*[.AD34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5:.G35])/5" office:value-type="float" office:value="0">
            <text:p>0</text:p>
          </table:table-cell>
          <table:table-cell table:formula="of:=SUM([.H35:.L35])/5" office:value-type="float" office:value="0">
            <text:p>0</text:p>
          </table:table-cell>
          <table:table-cell table:formula="of:=SUM([.M35:.Q35])/5" office:value-type="float" office:value="0">
            <text:p>0</text:p>
          </table:table-cell>
          <table:table-cell table:formula="of:=SUM([.R35:.V35])/5" office:value-type="float" office:value="0">
            <text:p>0</text:p>
          </table:table-cell>
          <table:table-cell/>
          <table:table-cell table:formula="of:=([.Y35]/[.Z35])" office:value-type="float" office:value="0">
            <text:p>#DIV/0!</text:p>
          </table:table-cell>
          <table:table-cell table:formula="of:=[.X35]/[.AA35]" office:value-type="float" office:value="0">
            <text:p>#DIV/0!</text:p>
          </table:table-cell>
          <table:table-cell table:formula="of:=([.AC35]-[.AD35])/([.AC35]+2*[.AD35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6:.G36])/5" office:value-type="float" office:value="0">
            <text:p>0</text:p>
          </table:table-cell>
          <table:table-cell table:formula="of:=SUM([.H36:.L36])/5" office:value-type="float" office:value="0">
            <text:p>0</text:p>
          </table:table-cell>
          <table:table-cell table:formula="of:=SUM([.M36:.Q36])/5" office:value-type="float" office:value="0">
            <text:p>0</text:p>
          </table:table-cell>
          <table:table-cell table:formula="of:=SUM([.R36:.V36])/5" office:value-type="float" office:value="0">
            <text:p>0</text:p>
          </table:table-cell>
          <table:table-cell/>
          <table:table-cell table:formula="of:=([.Y36]/[.Z36])" office:value-type="float" office:value="0">
            <text:p>#DIV/0!</text:p>
          </table:table-cell>
          <table:table-cell table:formula="of:=[.X36]/[.AA36]" office:value-type="float" office:value="0">
            <text:p>#DIV/0!</text:p>
          </table:table-cell>
          <table:table-cell table:formula="of:=([.AC36]-[.AD36])/([.AC36]+2*[.AD36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7:.G37])/5" office:value-type="float" office:value="0">
            <text:p>0</text:p>
          </table:table-cell>
          <table:table-cell table:formula="of:=SUM([.H37:.L37])/5" office:value-type="float" office:value="0">
            <text:p>0</text:p>
          </table:table-cell>
          <table:table-cell table:formula="of:=SUM([.M37:.Q37])/5" office:value-type="float" office:value="0">
            <text:p>0</text:p>
          </table:table-cell>
          <table:table-cell table:formula="of:=SUM([.R37:.V37])/5" office:value-type="float" office:value="0">
            <text:p>0</text:p>
          </table:table-cell>
          <table:table-cell/>
          <table:table-cell table:formula="of:=([.Y37]/[.Z37])" office:value-type="float" office:value="0">
            <text:p>#DIV/0!</text:p>
          </table:table-cell>
          <table:table-cell table:formula="of:=[.X37]/[.AA37]" office:value-type="float" office:value="0">
            <text:p>#DIV/0!</text:p>
          </table:table-cell>
          <table:table-cell table:formula="of:=([.AC37]-[.AD37])/([.AC37]+2*[.AD37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8:.G38])/5" office:value-type="float" office:value="0">
            <text:p>0</text:p>
          </table:table-cell>
          <table:table-cell table:formula="of:=SUM([.H38:.L38])/5" office:value-type="float" office:value="0">
            <text:p>0</text:p>
          </table:table-cell>
          <table:table-cell table:formula="of:=SUM([.M38:.Q38])/5" office:value-type="float" office:value="0">
            <text:p>0</text:p>
          </table:table-cell>
          <table:table-cell table:formula="of:=SUM([.R38:.V38])/5" office:value-type="float" office:value="0">
            <text:p>0</text:p>
          </table:table-cell>
          <table:table-cell/>
          <table:table-cell table:formula="of:=([.Y38]/[.Z38])" office:value-type="float" office:value="0">
            <text:p>#DIV/0!</text:p>
          </table:table-cell>
          <table:table-cell table:formula="of:=[.X38]/[.AA38]" office:value-type="float" office:value="0">
            <text:p>#DIV/0!</text:p>
          </table:table-cell>
          <table:table-cell table:formula="of:=([.AC38]-[.AD38])/([.AC38]+2*[.AD38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39:.G39])/5" office:value-type="float" office:value="0">
            <text:p>0</text:p>
          </table:table-cell>
          <table:table-cell table:formula="of:=SUM([.H39:.L39])/5" office:value-type="float" office:value="0">
            <text:p>0</text:p>
          </table:table-cell>
          <table:table-cell table:formula="of:=SUM([.M39:.Q39])/5" office:value-type="float" office:value="0">
            <text:p>0</text:p>
          </table:table-cell>
          <table:table-cell table:formula="of:=SUM([.R39:.V39])/5" office:value-type="float" office:value="0">
            <text:p>0</text:p>
          </table:table-cell>
          <table:table-cell/>
          <table:table-cell table:formula="of:=([.Y39]/[.Z39])" office:value-type="float" office:value="0">
            <text:p>#DIV/0!</text:p>
          </table:table-cell>
          <table:table-cell table:formula="of:=[.X39]/[.AA39]" office:value-type="float" office:value="0">
            <text:p>#DIV/0!</text:p>
          </table:table-cell>
          <table:table-cell table:formula="of:=([.AC39]-[.AD39])/([.AC39]+2*[.AD39])" office:value-type="float" office:value="0">
            <text:p>#DIV/0!</text:p>
          </table:table-cell>
          <table:table-cell/>
        </table:table-row>
        <table:table-row table:style-name="ro1">
          <table:table-cell table:number-columns-repeated="23"/>
          <table:table-cell table:formula="of:=SUM([.C40:.G40])/5" office:value-type="float" office:value="0">
            <text:p>0</text:p>
          </table:table-cell>
          <table:table-cell table:formula="of:=SUM([.H40:.L40])/5" office:value-type="float" office:value="0">
            <text:p>0</text:p>
          </table:table-cell>
          <table:table-cell table:formula="of:=SUM([.M40:.Q40])/5" office:value-type="float" office:value="0">
            <text:p>0</text:p>
          </table:table-cell>
          <table:table-cell table:formula="of:=SUM([.R40:.V40])/5" office:value-type="float" office:value="0">
            <text:p>0</text:p>
          </table:table-cell>
          <table:table-cell/>
          <table:table-cell table:formula="of:=([.Y40]/[.Z40])" office:value-type="float" office:value="0">
            <text:p>#DIV/0!</text:p>
          </table:table-cell>
          <table:table-cell table:formula="of:=[.X40]/[.AA40]" office:value-type="float" office:value="0">
            <text:p>#DIV/0!</text:p>
          </table:table-cell>
          <table:table-cell table:formula="of:=([.AC40]-[.AD40])/([.AC40]+2*[.AD40])" office:value-type="float" office:value="0">
            <text:p>#DIV/0!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30.01.2012</text:date>, <text:time>17:27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30T13:07:59</meta:creation-date>
    <dc:date>2012-01-30T17:27:40</dc:date>
    <dc:creator>Carolin Wille</dc:creator>
    <meta:editing-duration>PT04H02M06S</meta:editing-duration>
    <meta:editing-cycles>46</meta:editing-cycles>
    <meta:generator>OpenOffice.org/3.2$Unix OpenOffice.org_project/320m19$Build-9505</meta:generator>
    <meta:document-statistic meta:table-count="3" meta:cell-count="88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35cm" svg:height="11.863cm" xlink:href=".." chart:class="chart:scatter" chart:style-name="ch1">
        <chart:legend chart:legend-position="end" svg:x="15.389cm" svg:y="5.649cm" chart:style-name="ch2"/>
        <chart:plot-area chart:style-name="ch3" table:cell-range-address="Tabelle1.A2:Tabelle1.A28 Tabelle1.AE2:Tabelle1.AE28" svg:x="0.352cm" svg:y="0.237cm" svg:width="14.686cm" svg:height="11.15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E2:Tabelle1.AE28" chart:class="chart:scatter">
            <chart:domain table:cell-range-address="Tabelle1.A2:Tabelle1.A28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3">
                <text:p text:id="Tabelle1.A2:Tabelle1.A28">12.33</text:p>
              </table:table-cell>
              <table:table-cell office:value-type="float" office:value="0.327554177550265">
                <text:p text:id="Tabelle1.AE2:Tabelle1.AE28">0.3275541775502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8">
                <text:p>16.88</text:p>
              </table:table-cell>
              <table:table-cell office:value-type="float" office:value="0.330130267579709">
                <text:p>0.330130267579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98">
                <text:p>19.98</text:p>
              </table:table-cell>
              <table:table-cell office:value-type="float" office:value="0.335039299278859">
                <text:p>0.335039299278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3">
                <text:p>22.93</text:p>
              </table:table-cell>
              <table:table-cell office:value-type="float" office:value="0.330594272334929">
                <text:p>0.330594272334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8">
                <text:p>23.78</text:p>
              </table:table-cell>
              <table:table-cell office:value-type="float" office:value="0.313161248250086">
                <text:p>0.313161248250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28">
                <text:p>24.28</text:p>
              </table:table-cell>
              <table:table-cell office:value-type="float" office:value="0.32277504110506">
                <text:p>0.32277504110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8">
                <text:p>24.48</text:p>
              </table:table-cell>
              <table:table-cell office:value-type="float" office:value="0.324445063488515">
                <text:p>0.324445063488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5">
                <text:p>24.85</text:p>
              </table:table-cell>
              <table:table-cell office:value-type="float" office:value="0.316954151579288">
                <text:p>0.316954151579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3">
                <text:p>25.3</text:p>
              </table:table-cell>
              <table:table-cell office:value-type="float" office:value="0.32198335396448">
                <text:p>0.32198335396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78">
                <text:p>25.78</text:p>
              </table:table-cell>
              <table:table-cell office:value-type="float" office:value="0.315222240823321">
                <text:p>0.315222240823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3">
                <text:p>26.3</text:p>
              </table:table-cell>
              <table:table-cell office:value-type="float" office:value="0.311720837443191">
                <text:p>0.311720837443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9">
                <text:p>26.9</text:p>
              </table:table-cell>
              <table:table-cell office:value-type="float" office:value="0.302525063732141">
                <text:p>0.302525063732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56">
                <text:p>27.56</text:p>
              </table:table-cell>
              <table:table-cell office:value-type="float" office:value="0.301469313172905">
                <text:p>0.301469313172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23">
                <text:p>28.23</text:p>
              </table:table-cell>
              <table:table-cell office:value-type="float" office:value="0.275442031840507">
                <text:p>0.275442031840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8">
                <text:p>28.68</text:p>
              </table:table-cell>
              <table:table-cell office:value-type="float" office:value="0.252918268893895">
                <text:p>0.252918268893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26">
                <text:p>29.26</text:p>
              </table:table-cell>
              <table:table-cell office:value-type="float" office:value="0.260198430963785">
                <text:p>0.260198430963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98">
                <text:p>29.98</text:p>
              </table:table-cell>
              <table:table-cell office:value-type="float" office:value="0.242696208499703">
                <text:p>0.242696208499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72">
                <text:p>30.72</text:p>
              </table:table-cell>
              <table:table-cell office:value-type="float" office:value="0.237140302005122">
                <text:p>0.237140302005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1">
                <text:p>31.41</text:p>
              </table:table-cell>
              <table:table-cell office:value-type="float" office:value="0.260065696886041">
                <text:p>0.260065696886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39">
                <text:p>31.39</text:p>
              </table:table-cell>
              <table:table-cell office:value-type="float" office:value="0.258714635095696">
                <text:p>0.258714635095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08">
                <text:p>32.08</text:p>
              </table:table-cell>
              <table:table-cell office:value-type="float" office:value="0.253995888674718">
                <text:p>0.253995888674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89">
                <text:p>32.89</text:p>
              </table:table-cell>
              <table:table-cell office:value-type="float" office:value="0.241564840395037">
                <text:p>0.241564840395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86">
                <text:p>33.86</text:p>
              </table:table-cell>
              <table:table-cell office:value-type="float" office:value="0.23714249375198">
                <text:p>0.23714249375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29">
                <text:p>35.29</text:p>
              </table:table-cell>
              <table:table-cell office:value-type="float" office:value="0.248393264795595">
                <text:p>0.248393264795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28">
                <text:p>37.28</text:p>
              </table:table-cell>
              <table:table-cell office:value-type="float" office:value="0.182734857535151">
                <text:p>0.182734857535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69">
                <text:p>37.69</text:p>
              </table:table-cell>
              <table:table-cell office:value-type="float" office:value="0.203239966783614">
                <text:p>0.203239966783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8">
                <text:p>38.8</text:p>
              </table:table-cell>
              <table:table-cell office:value-type="float" office:value="0.226158451306643">
                <text:p>0.226158451306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